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icrosoft Sans Serif" svg:font-family="'Microsoft Sans Serif'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Iné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" style:family="paragraph" style:parent-style-name="Záhlavie_20__23_1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" style:family="paragraph" style:parent-style-name="Základný_20_text_20__28_3_29_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" style:family="paragraph" style:parent-style-name="Hlavička_20_alebo_20_päta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" style:family="paragraph" style:parent-style-name="Hlavička_20_alebo_20_päta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</style:style>
    <style:style style:name="P7" style:family="paragraph" style:parent-style-name="Hlavička_20_alebo_20_päta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1f30bb"/>
    </style:style>
    <style:style style:name="P8" style:family="paragraph" style:parent-style-name="Hlavička_20_alebo_20_päta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  <style:text-properties officeooo:paragraph-rsid="001f30bb"/>
    </style:style>
    <style:style style:name="P9" style:family="paragraph" style:parent-style-name="Hlavička_20_alebo_20_päta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13658"/>
    </style:style>
    <style:style style:name="P10" style:family="paragraph" style:parent-style-name="Hlavička_20_alebo_20_päta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  <style:text-properties officeooo:paragraph-rsid="00213658"/>
    </style:style>
    <style:style style:name="P11" style:family="paragraph" style:parent-style-name="Standard">
      <loext:graphic-properties draw:fill-gradient-name="gradient" draw:fill-hatch-name="hatch"/>
      <style:paragraph-properties fo:line-height="150%"/>
      <style:text-properties style:font-name="Arial" fo:font-size="14pt" style:font-size-asian="14pt" style:font-size-complex="14pt"/>
    </style:style>
    <style:style style:name="P12" style:family="paragraph" style:parent-style-name="Základný_20_text" style:master-page-name="PageStyle0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3" style:family="paragraph" style:parent-style-name="Základný_20_text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4" style:family="paragraph" style:parent-style-name="Základný_20_text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</style:style>
    <style:style style:name="P15" style:family="paragraph" style:parent-style-name="Základný_20_text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16" style:family="paragraph" style:parent-style-name="Základný_20_text">
      <loext:graphic-properties draw:fill-gradient-name="gradient" draw:fill-hatch-name="hatch"/>
      <style:paragraph-properties fo:margin-left="0cm" fo:margin-right="0cm" fo:line-height="150%" fo:text-align="start" style:justify-single-word="false" fo:text-indent="0.635cm" style:auto-text-indent="false"/>
    </style:style>
    <style:style style:name="P17" style:family="paragraph" style:parent-style-name="Základný_20_text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  <style:text-properties officeooo:paragraph-rsid="001f30bb"/>
    </style:style>
    <style:style style:name="P18" style:family="paragraph" style:parent-style-name="Základný_20_text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1f30bb"/>
    </style:style>
    <style:style style:name="P19" style:family="paragraph" style:parent-style-name="Základný_20_text">
      <loext:graphic-properties draw:fill-gradient-name="gradient" draw:fill-hatch-name="hatch"/>
      <style:paragraph-properties fo:margin-left="0cm" fo:margin-right="0cm" fo:line-height="150%" fo:text-align="start" style:justify-single-word="false" fo:text-indent="0.635cm" style:auto-text-indent="false"/>
      <style:text-properties officeooo:paragraph-rsid="001f30bb"/>
    </style:style>
    <style:style style:name="P20" style:family="paragraph" style:parent-style-name="Základný_20_text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1f30bb"/>
    </style:style>
    <style:style style:name="P21" style:family="paragraph" style:parent-style-name="Základný_20_text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1faad0"/>
    </style:style>
    <style:style style:name="P22" style:family="paragraph" style:parent-style-name="Základný_20_text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  <style:text-properties officeooo:paragraph-rsid="001faad0"/>
    </style:style>
    <style:style style:name="P23" style:family="paragraph" style:parent-style-name="Základný_20_text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13658"/>
    </style:style>
    <style:style style:name="P24" style:family="paragraph" style:parent-style-name="Základný_20_text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  <style:text-properties officeooo:paragraph-rsid="00213658"/>
    </style:style>
    <style:style style:name="P25" style:family="paragraph" style:parent-style-name="Základný_20_text">
      <loext:graphic-properties draw:fill-gradient-name="gradient" draw:fill-hatch-name="hatch"/>
      <style:paragraph-properties fo:margin-left="0cm" fo:margin-right="0cm" fo:line-height="150%" fo:text-align="start" style:justify-single-word="false" fo:text-indent="0.635cm" style:auto-text-indent="false"/>
      <style:text-properties officeooo:paragraph-rsid="00213658"/>
    </style:style>
    <style:style style:name="P26" style:family="paragraph" style:parent-style-name="Základný_20_text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13658"/>
    </style:style>
    <style:style style:name="P27" style:family="paragraph" style:parent-style-name="Základný_20_text">
      <loext:graphic-properties draw:fill-gradient-name="gradient" draw:fill-hatch-name="hatch"/>
      <style:paragraph-properties fo:margin-left="0cm" fo:margin-right="0cm" fo:line-height="150%" fo:text-align="start" style:justify-single-word="false" fo:text-indent="0.635cm" style:auto-text-indent="false"/>
      <style:text-properties officeooo:paragraph-rsid="00222fab"/>
    </style:style>
    <style:style style:name="P28" style:family="paragraph" style:parent-style-name="Základný_20_text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  <style:text-properties officeooo:paragraph-rsid="00222fab"/>
    </style:style>
    <style:style style:name="P29" style:family="paragraph" style:parent-style-name="Základný_20_text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22fab"/>
    </style:style>
    <style:style style:name="P30" style:family="paragraph" style:parent-style-name="Základný_20_text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  <style:text-properties officeooo:paragraph-rsid="0026e3e9"/>
    </style:style>
    <style:style style:name="P31" style:family="paragraph" style:parent-style-name="Základný_20_text_20__28_2_29_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2" style:family="paragraph" style:parent-style-name="Základný_20_text_20__28_2_29_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</style:style>
    <style:style style:name="P33" style:family="paragraph" style:parent-style-name="Základný_20_text_20__28_2_29_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34" style:family="paragraph" style:parent-style-name="Základný_20_text_20__28_2_29_">
      <loext:graphic-properties draw:fill-gradient-name="gradient" draw:fill-hatch-name="hatch"/>
      <style:paragraph-properties fo:margin-left="0cm" fo:margin-right="0cm" fo:line-height="150%" fo:text-align="start" style:justify-single-word="false" fo:text-indent="0.635cm" style:auto-text-indent="false"/>
    </style:style>
    <style:style style:name="P35" style:family="paragraph" style:parent-style-name="Základný_20_text_20__28_4_29_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6" style:family="paragraph" style:parent-style-name="Základný_20_text_20__28_4_29_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</style:style>
    <style:style style:name="P37" style:family="paragraph" style:parent-style-name="Základný_20_text_20__28_5_29_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  <style:text-properties style:font-name="Arial" fo:font-size="14pt" style:font-size-asian="14pt" style:font-size-complex="14pt"/>
    </style:style>
    <style:style style:name="P38" style:family="paragraph" style:parent-style-name="Základný_20_text_20__28_5_29_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  <style:text-properties style:font-name="Arial" fo:font-size="14pt" officeooo:paragraph-rsid="001f30bb" style:font-size-asian="14pt" style:font-size-complex="14pt"/>
    </style:style>
    <style:style style:name="P39" style:family="paragraph" style:parent-style-name="Základný_20_text_20__28_6_29_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0" style:family="paragraph" style:parent-style-name="Základný_20_text_20__28_6_29_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  <style:text-properties officeooo:paragraph-rsid="00213658"/>
    </style:style>
    <style:style style:name="T1" style:family="text">
      <style:text-properties fo:color="#000000" loext:opacity="100%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loext:opacity="100%" style:font-name="Arial" fo:font-size="14pt" officeooo:rsid="001f30bb" fo:background-color="#80ffff" loext:char-shading-value="0" style:font-size-asian="14pt" style:font-size-complex="14pt"/>
    </style:style>
    <style:style style:name="T3" style:family="text">
      <style:text-properties fo:color="#000000" loext:opacity="100%" style:font-name="Arial" fo:font-size="14pt" officeooo:rsid="00213658" fo:background-color="#80ffff" loext:char-shading-value="0" style:font-size-asian="14pt" style:font-size-complex="14pt"/>
    </style:style>
    <style:style style:name="T4" style:family="text">
      <style:text-properties fo:color="#000000" loext:opacity="100%" style:font-name="Arial" fo:font-size="14pt" officeooo:rsid="00222fab" fo:background-color="#80ffff" loext:char-shading-value="0" style:font-size-asian="14pt" style:font-size-complex="14pt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fo:font-size="14pt" officeooo:rsid="001f30bb" style:font-size-asian="14pt" style:font-size-complex="14pt"/>
    </style:style>
    <style:style style:name="T7" style:family="text">
      <style:text-properties style:font-name="Arial" fo:font-size="14pt" officeooo:rsid="00213658" style:font-size-asian="14pt" style:font-size-complex="14pt"/>
    </style:style>
    <style:style style:name="T8" style:family="text">
      <style:text-properties style:font-name="Arial" fo:font-size="14pt" officeooo:rsid="00222fab" style:font-size-asian="14pt" style:font-size-complex="14pt"/>
    </style:style>
    <style:style style:name="T9" style:family="text">
      <style:text-properties style:font-name="Arial" fo:font-size="14pt" fo:background-color="#80ffff" loext:char-shading-value="0" style:font-size-asian="14pt" style:font-size-complex="14pt"/>
    </style:style>
    <style:style style:name="T10" style:family="text">
      <style:text-properties style:font-name="Arial" fo:font-size="14pt" officeooo:rsid="001faad0" fo:background-color="#80ffff" loext:char-shading-value="0" style:font-size-asian="14pt" style:font-size-complex="14pt"/>
    </style:style>
    <style:style style:name="Sect1" style:family="section">
      <style:section-properties fo:margin-left="0.635cm" fo:margin-right="11.01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0">
        <text:p text:style-name="P12"><text:span text:style-name="CharStyle5"><text:span text:style-name="T5">FRA</text:span></text:span><text:span text:style-name="CharStyle5"><text:span text:style-name="T1">ŇO</text:span></text:span><text:span text:style-name="CharStyle5"><text:span text:style-name="T5"> </text:span></text:span><text:span text:style-name="CharStyle5"><text:span text:style-name="T1">KR</text:span></text:span><text:span text:style-name="CharStyle5"><text:span text:style-name="T5">ÁĽ</text:span></text:span></text:p>
        <text:h text:style-name="P3" text:outline-level="1"><text:bookmark-start text:name="bookmark0"/><text:span text:style-name="CharStyle7"><text:span text:style-name="T5">JARNOU CEST</text:span></text:span><text:span text:style-name="CharStyle7"><text:span text:style-name="T1">O</text:span></text:span><text:span text:style-name="CharStyle7"><text:span text:style-name="T5">U</text:span></text:span><text:bookmark-end text:name="bookmark0"/></text:h>
        <text:p text:style-name="P31"><text:span text:style-name="CharStyle10"><text:span text:style-name="T5">VERŠE</text:span></text:span></text:p>
        <text:p text:style-name="P37"><text:span text:style-name="CharStyle12"><text:span text:style-name="T5"/></text:span></text:p>
        <text:p text:style-name="P38"><text:span text:style-name="CharStyle12"><text:span text:style-name="T6">I</text:span></text:span></text:p>
        <text:p text:style-name="P13"><text:span text:style-name="CharStyle15"><text:span text:style-name="T2">Z</text:span></text:span><text:span text:style-name="CharStyle15"><text:span text:style-name="T5"> VĎAČNÉHO SRDCA</text:span></text:span></text:p>
        <text:p text:style-name="P31"><text:span text:style-name="CharStyle9"><text:span text:style-name="T5"/></text:span></text:p>
        <text:p text:style-name="P32"><text:span text:style-name="CharStyle9"><text:span text:style-name="T5">OSLOBO</text:span></text:span><text:span text:style-name="CharStyle9"><text:span text:style-name="T6">D</text:span></text:span><text:span text:style-name="CharStyle9"><text:span text:style-name="T1">I</text:span></text:span><text:span text:style-name="CharStyle9"><text:span text:style-name="T5">TE</text:span></text:span><text:span text:style-name="CharStyle9"><text:span text:style-name="T1">Ľ</text:span></text:span><text:span text:style-name="CharStyle9"><text:span text:style-name="T5">KE</text:span></text:span></text:p>
        <text:p text:style-name="P13"><text:span text:style-name="CharStyle4"><text:span text:style-name="T5"/></text:span></text:p>
        <text:p text:style-name="P17"><text:span text:style-name="CharStyle4"><text:span text:style-name="T5">Chcel by som do slov oceľ, oceľ tvojich zbran</text:span></text:span><text:span text:style-name="CharStyle4"><text:span text:style-name="T1">í</text:span></text:span><text:span text:style-name="CharStyle4"><text:span text:style-name="T5">,</text:span></text:span></text:p>
        <text:p text:style-name="P17"><text:span text:style-name="CharStyle4"><text:span text:style-name="T5">Červená armáda,</text:span></text:span></text:p>
        <text:p text:style-name="P17"><text:span text:style-name="CharStyle4"><text:span text:style-name="T5">aby mi sila hymnu znela v ďakovaní</text:span></text:span></text:p>
        <text:p text:style-name="P17"><text:span text:style-name="CharStyle4"><text:span text:style-name="T5">za tvoje neoceniteľné obete,</text:span></text:span></text:p>
        <text:p text:style-name="P17"><text:span text:style-name="CharStyle4"><text:span text:style-name="T5">za krv a životy, čo vädly v rozkvete</text:span></text:span></text:p>
        <text:p text:style-name="P17"><text:span text:style-name="CharStyle4"><text:span text:style-name="T5">na kalvárii bo</text:span></text:span><text:span text:style-name="CharStyle4"><text:span text:style-name="T1">jíš</text:span></text:span><text:span text:style-name="CharStyle4"><text:span text:style-name="T5">ť cestou ku víťazstvu,</text:span></text:span></text:p>
        <text:p text:style-name="P17"><text:span text:style-name="CharStyle4"><text:span text:style-name="T5">keď po Európe rozbzíkaným netvorom</text:span></text:span></text:p>
        <text:p text:style-name="P17"><text:span text:style-name="CharStyle4"><text:span text:style-name="T5">zaviešil rozprávkový meč tvoj ďalšiu pastvu</text:span></text:span></text:p>
        <text:p text:style-name="P17"><text:span text:style-name="CharStyle4"><text:span text:style-name="T5">a stal sa symbolom v tom boji svetovom</text:span></text:span></text:p>
        <text:p text:style-name="P17"><text:span text:style-name="CharStyle4"><text:span text:style-name="T5">za možnosť žitia, za česť, slobodu a právo.</text:span></text:span></text:p>
        <text:p text:style-name="P13"><text:span text:style-name="CharStyle4"><text:span text:style-name="T5"/></text:span></text:p>
        <text:p text:style-name="P17"><text:span text:style-name="CharStyle4"><text:span text:style-name="T5">Veď z civilizácie okrem šibeníc</text:span></text:span></text:p>
        <text:p text:style-name="P17"><text:span text:style-name="CharStyle4"><text:span text:style-name="T5">národom Eur</text:span></text:span><text:span text:style-name="CharStyle4"><text:span text:style-name="T1">ó</text:span></text:span><text:span text:style-name="CharStyle4"><text:span text:style-name="T5">py nič tu nezostalo.</text:span></text:span></text:p>
        <text:p text:style-name="P17"><text:span text:style-name="CharStyle4"><text:span text:style-name="T5"/></text:span></text:p>
        <text:p text:style-name="P18"><text:span text:style-name="CharStyle4"><text:span text:style-name="T5">A vtedy prišla si nám pomôcť hanu smy</text:span></text:span><text:span text:style-name="CharStyle4"><text:span text:style-name="T1">ť</text:span></text:span></text:p>
        <text:p text:style-name="P17"><text:soft-page-break/><text:span text:style-name="CharStyle4"><text:span text:style-name="T5">a vtedy zdvihly hlavy naše pokorené masy</text:span></text:span></text:p>
        <text:p text:style-name="P17"><text:span text:style-name="CharStyle4"><text:span text:style-name="T5">a vtedy pod velením velikého Stalina</text:span></text:span></text:p>
        <text:p text:style-name="P17"><text:span text:style-name="CharStyle4"><text:span text:style-name="T5">hla si sa, osloboditeľská lavína</text:span></text:span></text:p>
        <text:p text:style-name="P17"><text:span text:style-name="CharStyle4"><text:span text:style-name="T5">a šla si, v sebažertve, šla si, šla si</text:span></text:span></text:p>
        <text:p text:style-name="P17"><text:span text:style-name="CharStyle4"><text:span text:style-name="T5">— hoc doma vyčkávaly deti, žena, mať —</text:span></text:span></text:p>
        <text:p text:style-name="P17"><text:span text:style-name="CharStyle4"><text:span text:style-name="T5">ty šla si, ty šla si i za nás umierať!</text:span></text:span></text:p>
        <text:p text:style-name="P5"><text:span text:style-name="CharStyle21"><text:span text:style-name="T1"/></text:span></text:p>
        <text:p text:style-name="P31"><text:span text:style-name="CharStyle9"><text:span text:style-name="T5">Z</text:span></text:span><text:span text:style-name="CharStyle9"><text:span text:style-name="T1">DR</text:span></text:span><text:span text:style-name="CharStyle9"><text:span text:style-name="T5">AVICA S</text:span></text:span><text:span text:style-name="CharStyle9"><text:span text:style-name="T1">TA</text:span></text:span><text:span text:style-name="CharStyle9"><text:span text:style-name="T5">LI</text:span></text:span><text:span text:style-name="CharStyle9"><text:span text:style-name="T1">NO</text:span></text:span><text:span text:style-name="CharStyle9"><text:span text:style-name="T5">VI</text:span></text:span></text:p>
        <text:p text:style-name="P2"><text:span text:style-name="CharStyle22"><text:span text:style-name="T5"/></text:span></text:p>
        <text:p text:style-name="P15"><text:span text:style-name="CharStyle23"><text:span text:style-name="T5">(Zhudobnil J</text:span></text:span><text:span text:style-name="CharStyle23"><text:span text:style-name="T1">.</text:span></text:span><text:span text:style-name="CharStyle23"><text:span text:style-name="T5"> </text:span></text:span><text:span text:style-name="CharStyle23"><text:span text:style-name="T1">Ci</text:span></text:span><text:span text:style-name="CharStyle23"><text:span text:style-name="T5">kker)</text:span></text:span></text:p>
        <text:p text:style-name="P13"><text:span text:style-name="CharStyle4"><text:span text:style-name="T5"/></text:span></text:p>
        <text:p text:style-name="P17"><text:span text:style-name="CharStyle4"><text:span text:style-name="T5">K vodcovi pracu</text:span></text:span><text:span text:style-name="CharStyle4"><text:span text:style-name="T1">jú</text:span></text:span><text:span text:style-name="CharStyle4"><text:span text:style-name="T5">cich</text:span></text:span></text:p>
        <text:p text:style-name="P17"><text:span text:style-name="CharStyle4"><text:span text:style-name="T5">vo všetkých dieloch sveta</text:span></text:span></text:p>
        <text:p text:style-name="P17"><text:span text:style-name="CharStyle4"><text:span text:style-name="T5">aj z našej vlasti vzlieta</text:span></text:span></text:p>
        <text:p text:style-name="P17"><text:span text:style-name="CharStyle4"><text:span text:style-name="T5">roj pozdravení vrúcich.</text:span></text:span></text:p>
        <text:p text:style-name="P13"><text:span text:style-name="CharStyle4"><text:span text:style-name="T5"/></text:span></text:p>
        <text:p text:style-name="P17"><text:span text:style-name="CharStyle4"><text:span text:style-name="T5">V zdravici zdravia vzácnosť,</text:span></text:span></text:p>
        <text:p text:style-name="P17"><text:span text:style-name="CharStyle4"><text:span text:style-name="T5">drahému Stalinovi</text:span></text:span></text:p>
        <text:p text:style-name="P18"><text:span text:style-name="CharStyle4"><text:span text:style-name="T5">i pod Tatrami zvoní</text:span></text:span></text:p>
        <text:p text:style-name="P17"><text:span text:style-name="CharStyle4"><text:span text:style-name="T5">na našich srdciach vďačnosť.</text:span></text:span></text:p>
        <text:p text:style-name="P13"><text:span text:style-name="CharStyle4"><text:span text:style-name="T5"/></text:span></text:p>
        <text:p text:style-name="P17"><text:span text:style-name="CharStyle4"><text:span text:style-name="T5">Za pomoc, za dôveru,</text:span></text:span></text:p>
        <text:p text:style-name="P17"><text:span text:style-name="CharStyle4"><text:span text:style-name="T5">za šťastie, za slobodu</text:span></text:span></text:p>
        <text:p text:style-name="P17"><text:span text:style-name="CharStyle4"><text:span text:style-name="T5">my tiež spievame ódu</text:span></text:span></text:p>
        <text:p text:style-name="P17"><text:soft-page-break/><text:span text:style-name="CharStyle4"><text:span text:style-name="T5">otcovi mieru.</text:span></text:span></text:p>
        <text:p text:style-name="P13"><text:span text:style-name="CharStyle22"><text:span text:style-name="T5"/></text:span></text:p>
        <text:p text:style-name="P14"><text:span text:style-name="CharStyle22"><text:span text:style-name="T5"/></text:span></text:p>
        <text:p text:style-name="P17"><text:span text:style-name="CharStyle22"><text:span text:style-name="T5">J</text:span></text:span><text:span text:style-name="CharStyle22"><text:span text:style-name="T1">U</text:span></text:span><text:span text:style-name="CharStyle22"><text:span text:style-name="T5">B</text:span></text:span><text:span text:style-name="CharStyle22"><text:span text:style-name="T6">I</text:span></text:span><text:span text:style-name="CharStyle22"><text:span text:style-name="T5">LUJ</text:span></text:span><text:span text:style-name="CharStyle22"><text:span text:style-name="T6">Ú</text:span></text:span><text:span text:style-name="CharStyle22"><text:span text:style-name="T5">C</text:span></text:span><text:span text:style-name="CharStyle22"><text:span text:style-name="T6">I</text:span></text:span><text:span text:style-name="CharStyle22"><text:span text:style-name="T5"> SSSR</text:span></text:span></text:p>
        <text:p text:style-name="P17"><text:span text:style-name="CharStyle22"><text:span text:style-name="T5"/></text:span></text:p>
        <text:p text:style-name="P17"><text:span text:style-name="CharStyle4"><text:span text:style-name="T5">Svet nie je iba beznádejný vrak,</text:span></text:span></text:p>
        <text:p text:style-name="P17"><text:span text:style-name="CharStyle4"><text:span text:style-name="T5">zem nie je iba pustošená sihoť:</text:span></text:span></text:p>
        <text:p text:style-name="P17"><text:span text:style-name="CharStyle4"><text:span text:style-name="T5">k tridsiatej verste dobehuje vlak</text:span></text:span></text:p>
        <text:p text:style-name="P17"><text:span text:style-name="CharStyle4"><text:span text:style-name="T5">s nákladom pokoja a viery v život.</text:span></text:span></text:p>
        <text:p text:style-name="P13"><text:span text:style-name="CharStyle4"><text:span text:style-name="T5"/></text:span></text:p>
        <text:p text:style-name="P17"><text:span text:style-name="CharStyle4"><text:span text:style-name="T5">Štart v utrpení, cesta v krvi, znoji</text:span></text:span></text:p>
        <text:p text:style-name="P17"><text:span text:style-name="CharStyle4"><text:span text:style-name="T5">a méta vyššia spravodlivosť,</text:span></text:span></text:p>
        <text:p text:style-name="P17"><text:span text:style-name="CharStyle4"><text:span text:style-name="T5">po rane ranu sladká nádej hojí</text:span></text:span></text:p>
        <text:p text:style-name="P17"><text:span text:style-name="CharStyle4"><text:span text:style-name="T5">a v</text:span></text:span><text:span text:style-name="CharStyle4"><text:span text:style-name="T2">ôľ</text:span></text:span><text:span text:style-name="CharStyle4"><text:span text:style-name="T5">a mení obeť v milosť.</text:span></text:span></text:p>
        <text:p text:style-name="P13"><text:span text:style-name="CharStyle4"><text:span text:style-name="T5"/></text:span></text:p>
        <text:p text:style-name="P17"><text:span text:style-name="CharStyle4"><text:span text:style-name="T5">Dnes aj nám srdcia vydychujú vďak</text:span></text:span></text:p>
        <text:p text:style-name="P17"><text:span text:style-name="CharStyle4"><text:span text:style-name="T5">a oči láskou k drahým bratom </text:span></text:span><text:span text:style-name="CharStyle4"><text:span text:style-name="T1">jast</text:span></text:span><text:span text:style-name="CharStyle4"><text:span text:style-name="T5">ria:</text:span></text:span></text:p>
        <text:p text:style-name="P17"><text:span text:style-name="CharStyle4"><text:span text:style-name="T5">tridsiaty mí</text:span></text:span><text:span text:style-name="CharStyle4"><text:span text:style-name="T2">ľ</text:span></text:span><text:span text:style-name="CharStyle4"><text:span text:style-name="T5">nik prebehuje vlak</text:span></text:span></text:p>
        <text:p text:style-name="P17"><text:span text:style-name="CharStyle4"><text:span text:style-name="T5">s nákladom mieru, slobody a šťastia.</text:span></text:span></text:p>
        <text:p text:style-name="P11"/>
        <text:p text:style-name="P2"><text:span text:style-name="CharStyle24"><text:span text:style-name="T1"/></text:span></text:p>
        <text:p text:style-name="P31"><text:span text:style-name="CharStyle9"><text:span text:style-name="T1">MOSK</text:span></text:span><text:span text:style-name="CharStyle9"><text:span text:style-name="T5">VA</text:span></text:span></text:p>
        <text:p text:style-name="P13"><text:span text:style-name="CharStyle23"><text:span text:style-name="T1">(</text:span></text:span><text:span text:style-name="CharStyle23"><text:span text:style-name="T5">K jubileu)</text:span></text:span></text:p>
        <text:p text:style-name="P13"><text:span text:style-name="CharStyle4"><text:span text:style-name="T5"/></text:span></text:p>
        <text:p text:style-name="P17"><text:soft-page-break/><text:span text:style-name="CharStyle4"><text:span text:style-name="T5">Milión rád ho, tisíc nemiluje,</text:span></text:span></text:p>
        <text:p text:style-name="P17"><text:span text:style-name="CharStyle4"><text:span text:style-name="T5">lež zrak má celý svet na scéne mesta,</text:span></text:span></text:p>
        <text:p text:style-name="P17"><text:span text:style-name="CharStyle4"><text:span text:style-name="T5">kde z hlbín dejín na výšinu dneška</text:span></text:span></text:p>
        <text:p text:style-name="P17"><text:span text:style-name="CharStyle4"><text:span text:style-name="T5">osemsto rokov defiluje.</text:span></text:span></text:p>
        <text:p text:style-name="P13"><text:span text:style-name="CharStyle4"><text:span text:style-name="T5"/></text:span></text:p>
        <text:p text:style-name="P17"><text:span text:style-name="CharStyle4"><text:span text:style-name="T5">Tie prvé vedie knieža </text:span></text:span><text:span text:style-name="CharStyle4"><text:span text:style-name="T1">D</text:span></text:span><text:span text:style-name="CharStyle4"><text:span text:style-name="T5">olgoruký,</text:span></text:span></text:p>
        <text:p text:style-name="P17"><text:span text:style-name="CharStyle4"><text:span text:style-name="T5">že hrádkom z dreva určil miesto Kremľu</text:span></text:span></text:p>
        <text:p text:style-name="P17"><text:span text:style-name="CharStyle4"><text:span text:style-name="T5">a dal tak temnu dejstvovania tepnu,</text:span></text:span></text:p>
        <text:p text:style-name="P17"><text:span text:style-name="CharStyle4"><text:span text:style-name="T5">by rástlo Rusko zo slasti i z muky.</text:span></text:span></text:p>
        <text:p text:style-name="P13"><text:span text:style-name="CharStyle4"><text:span text:style-name="T5"/></text:span></text:p>
        <text:p text:style-name="P17"><text:span text:style-name="CharStyle4"><text:span text:style-name="T5">Tým ďalším velí víťaz Michal Chrabrý,</text:span></text:span></text:p>
        <text:p text:style-name="P17"><text:span text:style-name="CharStyle4"><text:span text:style-name="T5">čo zdvihol Moskvu po prvý raz z plenu</text:span></text:span></text:p>
        <text:p text:style-name="P17"><text:span text:style-name="CharStyle4"><text:span text:style-name="T5">a potom v rade Ivanovmu menu</text:span></text:span></text:p>
        <text:p text:style-name="P17"><text:span text:style-name="CharStyle4"><text:span text:style-name="T5">za sjedno</text:span></text:span><text:span text:style-name="CharStyle4"><text:span text:style-name="T1"> </text:span></text:span><text:span text:style-name="CharStyle4"><text:span text:style-name="T5">tenie Rusov miesto patrí.</text:span></text:span></text:p>
        <text:p text:style-name="P13"><text:span text:style-name="CharStyle4"><text:span text:style-name="T5"/></text:span></text:p>
        <text:p text:style-name="P17"><text:span text:style-name="CharStyle4"><text:span text:style-name="T5">Kynožil Tatár, ničil Napoleon,</text:span></text:span></text:p>
        <text:p text:style-name="P17"><text:span text:style-name="CharStyle4"><text:span text:style-name="T5">pád a vzrast nový v zmenách času,</text:span></text:span></text:p>
        <text:p text:style-name="P17"><text:span text:style-name="CharStyle4"><text:span text:style-name="T5">po blaha dúškoch utrpenia čašu,</text:span></text:span></text:p>
        <text:p text:style-name="P17"><text:span text:style-name="CharStyle4"><text:span text:style-name="T5">dal ti už osud, drahá Moskva, lénom.</text:span></text:span></text:p>
        <text:p text:style-name="P13"><text:span text:style-name="CharStyle4"><text:span text:style-name="T5"/></text:span></text:p>
        <text:p text:style-name="P17"><text:span text:style-name="CharStyle4"><text:span text:style-name="T5">A prešla doba cárov, zmätkov, blenu,</text:span></text:span></text:p>
        <text:p text:style-name="P17"><text:span text:style-name="CharStyle4"><text:span text:style-name="T5">vstupu</text:span></text:span><text:span text:style-name="CharStyle4"><text:span text:style-name="T1">je</text:span></text:span><text:span text:style-name="CharStyle4"><text:span text:style-name="T5"> Veľký október do dejín</text:span></text:span></text:p>
        <text:p text:style-name="P17"><text:span text:style-name="CharStyle4"><text:span text:style-name="T5">a v jeho čele geniálny Lenin</text:span></text:span></text:p>
        <text:p text:style-name="P17"><text:span text:style-name="CharStyle4"><text:span text:style-name="T5">vynáša Rusko k najvyššiemu cieľu.</text:span></text:span></text:p>
        <text:p text:style-name="P13"><text:soft-page-break/><text:span text:style-name="CharStyle4"><text:span text:style-name="T5"/></text:span></text:p>
        <text:p text:style-name="P17"><text:span text:style-name="CharStyle4"><text:span text:style-name="T5">A k starej sláve novej slávy vavrín</text:span></text:span></text:p>
        <text:p text:style-name="P17"><text:span text:style-name="CharStyle4"><text:span text:style-name="T5">bojom i prácou húževnato splieta</text:span></text:span></text:p>
        <text:p text:style-name="P17"><text:span text:style-name="CharStyle4"><text:span text:style-name="T5">na oltár pokoja celého sveta</text:span></text:span></text:p>
        <text:p text:style-name="P17"><text:span text:style-name="CharStyle4"><text:span text:style-name="T5">veliký záchranca a tvorca Stalin.</text:span></text:span></text:p>
        <text:p text:style-name="P13"><text:span text:style-name="CharStyle4"><text:span text:style-name="T5"/></text:span></text:p>
        <text:p text:style-name="P17"><text:span text:style-name="CharStyle4"><text:span text:style-name="T5">A preto aj my pozdrav posielame</text:span></text:span></text:p>
        <text:p text:style-name="P17"><text:span text:style-name="CharStyle4"><text:span text:style-name="T5">do sídla nádejí a stánku mieru —</text:span></text:span></text:p>
        <text:p text:style-name="P17"><text:span text:style-name="CharStyle4"><text:span text:style-name="T5">a preto i my, Moskva naša, vieru</text:span></text:span></text:p>
        <text:p text:style-name="P17"><text:span text:style-name="CharStyle4"><text:span text:style-name="T5">jedine v teba v svojich srdciach máme</text:span></text:span><text:span text:style-name="CharStyle4"><text:span text:style-name="T1">!</text:span></text:span></text:p>
        <text:p text:style-name="P13"><text:span text:style-name="CharStyle4"><text:span text:style-name="T5"/></text:span></text:p>
        <text:p text:style-name="P14"><text:span text:style-name="CharStyle4"><text:span text:style-name="T5">Ty matka všetkých ľudí dobrej v</text:span></text:span><text:span text:style-name="CharStyle4"><text:span text:style-name="T1">ô</text:span></text:span><text:span text:style-name="CharStyle4"><text:span text:style-name="T5">le!</text:span></text:span></text:p>
        <text:p text:style-name="P13"><text:span text:style-name="CharStyle4"><text:span text:style-name="T5">Ty hrádza na lámanie neprávostí!</text:span></text:span></text:p>
        <text:p text:style-name="P18"><text:span text:style-name="CharStyle4"><text:span text:style-name="T5">Ty bašta, pred ktorou vždy barbar složí kosti!</text:span></text:span></text:p>
        <text:p text:style-name="P17"><text:span text:style-name="CharStyle4"><text:span text:style-name="T5">Ty zora veku šťastia na obzore!</text:span></text:span></text:p>
        <text:p text:style-name="P5"><text:span text:style-name="CharStyle21"><text:span text:style-name="T1"/></text:span></text:p>
        <text:p text:style-name="P7"><text:span text:style-name="CharStyle21"><text:span text:style-name="T6">II</text:span></text:span></text:p>
        <text:p text:style-name="P8"><text:span text:style-name="CharStyle21"><text:span text:style-name="T6"/></text:span></text:p>
        <text:p text:style-name="P8"><text:span text:style-name="CharStyle21"><text:span text:style-name="T6">SLOVO ZAS MEČOM</text:span></text:span></text:p>
        <text:p text:style-name="P8"><text:span text:style-name="CharStyle21"><text:span text:style-name="T6"/></text:span></text:p>
        <text:p text:style-name="P31"><text:span text:style-name="CharStyle9"><text:span text:style-name="T1">ODKAZ</text:span></text:span></text:p>
        <text:p text:style-name="P15"><text:span text:style-name="CharStyle4"><text:span text:style-name="T5"/></text:span></text:p>
        <text:p text:style-name="P19"><text:span text:style-name="CharStyle4"><text:span text:style-name="T5">Aj keby som už chcel ma</text:span></text:span><text:span text:style-name="CharStyle4"><text:span text:style-name="T1">ť</text:span></text:span><text:span text:style-name="CharStyle4"><text:span text:style-name="T5"> len rád</text:span></text:span></text:p>
        <text:p text:style-name="P19"><text:span text:style-name="CharStyle4"><text:span text:style-name="T5">musím zas pred vami srdce si zamykať,</text:span></text:span></text:p>
        <text:p text:style-name="P19"><text:soft-page-break/><text:span text:style-name="CharStyle4"><text:span text:style-name="T5">oj ľudia, čo máte miesto úst kolovrat</text:span></text:span></text:p>
        <text:p text:style-name="P19"><text:span text:style-name="CharStyle4"><text:span text:style-name="T5">a chcete viac než jest, ako vám možno dať</text:span></text:span><text:span text:style-name="CharStyle4"><text:span text:style-name="T1">!</text:span></text:span></text:p>
        <text:p text:style-name="P15"><text:span text:style-name="CharStyle4"><text:span text:style-name="T5"/></text:span></text:p>
        <text:p text:style-name="P19"><text:span text:style-name="CharStyle4"><text:span text:style-name="T5">Nestačí vám za meč ratolesť pokoja,</text:span></text:span></text:p>
        <text:p text:style-name="P19"><text:span text:style-name="CharStyle4"><text:span text:style-name="T5">nestačia za zbrane pracovné nástroje,</text:span></text:span></text:p>
        <text:p text:style-name="P19"><text:span text:style-name="CharStyle4"><text:span text:style-name="T5">tiahnete sebecky s nárokmi do boja</text:span></text:span></text:p>
        <text:p text:style-name="P19"><text:span text:style-name="CharStyle4"><text:span text:style-name="T5">a máte na očiach vlčej tmy závoje.</text:span></text:span></text:p>
        <text:p text:style-name="P15"><text:span text:style-name="CharStyle4"><text:span text:style-name="T5"/></text:span></text:p>
        <text:p text:style-name="P19"><text:span text:style-name="CharStyle4"><text:span text:style-name="T5">Málo vám po rabstve slobody idyla,</text:span></text:span></text:p>
        <text:p text:style-name="P19"><text:span text:style-name="CharStyle4"><text:span text:style-name="T5">málo vám na žitie statočnej práce zisk,</text:span></text:span></text:p>
        <text:p text:style-name="P19"><text:span text:style-name="CharStyle4"><text:span text:style-name="T5">povinnosť k národu už sa vám zbridila</text:span></text:span></text:p>
        <text:p text:style-name="P19"><text:span text:style-name="CharStyle4"><text:span text:style-name="T5">a chcete priam raj mať z vojnových spálenísk.</text:span></text:span></text:p>
        <text:p text:style-name="P15"><text:span text:style-name="CharStyle4"><text:span text:style-name="T5"/></text:span></text:p>
        <text:p text:style-name="P19"><text:span text:style-name="CharStyle4"><text:span text:style-name="T5">Oj ľudia, čo máte miesto úst kolovrat</text:span></text:span></text:p>
        <text:p text:style-name="P19"><text:span text:style-name="CharStyle4"><text:span text:style-name="T5">a chcete viac než jest, než vám kto môže dať,</text:span></text:span></text:p>
        <text:p text:style-name="P19"><text:span text:style-name="CharStyle4"><text:span text:style-name="T5">musím zas pred vami srdce si zamykať</text:span></text:span></text:p>
        <text:p text:style-name="P19"><text:span text:style-name="CharStyle4"><text:span text:style-name="T5">i keby som už chcel mať len rád!</text:span></text:span></text:p>
        <text:p text:style-name="P15"><text:span text:style-name="CharStyle4"><text:span text:style-name="T5"/></text:span></text:p>
        <text:p text:style-name="P16"><text:span text:style-name="CharStyle4"><text:span text:style-name="T5">1946</text:span></text:span></text:p>
        <text:p text:style-name="P35"><text:span text:style-name="CharStyle26"><text:span text:style-name="T5"/></text:span></text:p>
        <text:p text:style-name="P36"><text:span text:style-name="CharStyle26"><text:span text:style-name="T5"/></text:span></text:p>
        <text:p text:style-name="P31"><text:span text:style-name="CharStyle9"><text:span text:style-name="T1">DV</text:span></text:span><text:span text:style-name="CharStyle9"><text:span text:style-name="T5">A EPIGRAMY</text:span></text:span></text:p>
        <text:p text:style-name="P13"><text:span text:style-name="CharStyle4"><text:span text:style-name="T5"/></text:span></text:p>
        <text:p text:style-name="P17"><text:span text:style-name="CharStyle4"><text:span text:style-name="T5">Kým kapustná hlava</text:span></text:span></text:p>
        <text:p text:style-name="P17"><text:soft-page-break/><text:span text:style-name="CharStyle4"><text:span text:style-name="T5">na starosti mala</text:span></text:span></text:p>
        <text:p text:style-name="P17"><text:span text:style-name="CharStyle4"><text:span text:style-name="T5">u nás zelenin</text:span></text:span><text:span text:style-name="CharStyle4"><text:span text:style-name="T2">u</text:span></text:span><text:span text:style-name="CharStyle4"><text:span text:style-name="T5">,</text:span></text:span></text:p>
        <text:p text:style-name="P17"><text:span text:style-name="CharStyle4"><text:span text:style-name="T5"/></text:span></text:p>
        <text:p text:style-name="P17"><text:span text:style-name="CharStyle4"><text:span text:style-name="T5">zelenina hnila,</text:span></text:span></text:p>
        <text:p text:style-name="P17"><text:span text:style-name="CharStyle4"><text:span text:style-name="T5">ona vyrastala</text:span></text:span></text:p>
        <text:p text:style-name="P17"><text:span text:style-name="CharStyle4"><text:span text:style-name="T5">na mohutnú griňu,</text:span></text:span></text:p>
        <text:p text:style-name="P17"><text:span text:style-name="CharStyle4"><text:span text:style-name="T5"/></text:span></text:p>
        <text:p text:style-name="P17"><text:span text:style-name="CharStyle4"><text:span text:style-name="T5">ktorá by dnes rada</text:span></text:span></text:p>
        <text:p text:style-name="P17"><text:span text:style-name="CharStyle4"><text:span text:style-name="T5">rozum rozdávala</text:span></text:span></text:p>
        <text:p text:style-name="P17"><text:span text:style-name="CharStyle4"><text:span text:style-name="T5">na vysokom stvole</text:span></text:span></text:p>
        <text:p text:style-name="P17"><text:span text:style-name="CharStyle4"><text:span text:style-name="T5"/></text:span></text:p>
        <text:p text:style-name="P17"><text:span text:style-name="CharStyle4"><text:span text:style-name="T5">všetkému, čo sa jej</text:span></text:span></text:p>
        <text:p text:style-name="P17"><text:span text:style-name="CharStyle4"><text:span text:style-name="T5">„veľkej” nepozdáva:</text:span></text:span></text:p>
        <text:p text:style-name="P17"><text:span text:style-name="CharStyle4"><text:span text:style-name="T5">umeniu i škole.</text:span></text:span></text:p>
        <text:p text:style-name="P13"><text:span text:style-name="CharStyle4"><text:span text:style-name="T5"/></text:span></text:p>
        <text:p text:style-name="P17"><text:span text:style-name="CharStyle4"><text:span text:style-name="T5">Keď bola núdza o vedúcich ľudí,</text:span></text:span></text:p>
        <text:p text:style-name="P17"><text:span text:style-name="CharStyle4"><text:span text:style-name="T5">spravili z frajtra generála.</text:span></text:span></text:p>
        <text:p text:style-name="P13"><text:span text:style-name="CharStyle4"><text:span text:style-name="T5"/></text:span></text:p>
        <text:p text:style-name="P17"><text:span text:style-name="CharStyle4"><text:span text:style-name="T5">A teraz tento človek, telom i duchom chudý,</text:span></text:span></text:p>
        <text:p text:style-name="P17"><text:span text:style-name="CharStyle4"><text:span text:style-name="T5">s móresmi diktátora k závislým sa správa</text:span></text:span></text:p>
        <text:p text:style-name="P17"><text:span text:style-name="CharStyle4"><text:span text:style-name="T5">a stvára, čo mu radí v malej hlave veľká sláva</text:span></text:span><text:span text:style-name="CharStyle4"><text:span text:style-name="T1">,</text:span></text:span></text:p>
        <text:p text:style-name="P17"><text:span text:style-name="CharStyle4"><text:span text:style-name="T5">až to hnus budí u statočných ľudí.</text:span></text:span></text:p>
        <text:p text:style-name="P13"><text:span text:style-name="CharStyle4"><text:span text:style-name="T5"/></text:span></text:p>
        <text:p text:style-name="P17"><text:span text:style-name="CharStyle4"><text:span text:style-name="T5">Kto zbaví záškodníka tohto práva,</text:span></text:span></text:p>
        <text:p text:style-name="P17"><text:soft-page-break/><text:span text:style-name="CharStyle4"><text:span text:style-name="T5">keď mu už bunker chránia z vďaky jeho trúdy?</text:span></text:span></text:p>
        <text:p text:style-name="P15"><text:span text:style-name="CharStyle4"><text:span text:style-name="T5"/></text:span></text:p>
        <text:p text:style-name="P16"><text:span text:style-name="CharStyle4"><text:span text:style-name="T5">Len naša ostražitá rodná strana!</text:span></text:span></text:p>
        <text:p text:style-name="P5"><text:span text:style-name="CharStyle21"><text:span text:style-name="T1"/></text:span></text:p>
        <text:p text:style-name="P6"><text:span text:style-name="CharStyle21"><text:span text:style-name="T1"/></text:span></text:p>
        <text:p text:style-name="P31"><text:span text:style-name="CharStyle9"><text:span text:style-name="T5">U</text:span></text:span><text:span text:style-name="CharStyle9"><text:span text:style-name="T6">Ž</text:span></text:span><text:span text:style-name="CharStyle9"><text:span text:style-name="T5"> </text:span></text:span><text:span text:style-name="CharStyle9"><text:span text:style-name="T1">TREBA</text:span></text:span></text:p>
        <text:p text:style-name="P13"><text:span text:style-name="CharStyle4"><text:span text:style-name="T5"/></text:span></text:p>
        <text:p text:style-name="P17"><text:span text:style-name="CharStyle4"><text:span text:style-name="T5">Už treba skríknuť,</text:span></text:span></text:p>
        <text:p text:style-name="P17"><text:span text:style-name="CharStyle4"><text:span text:style-name="T5">už treba zahriaknuť,</text:span></text:span></text:p>
        <text:p text:style-name="P17"><text:span text:style-name="CharStyle4"><text:span text:style-name="T5">už trpezlivosť trhá hrádzu shovievavosti</text:span></text:span></text:p>
        <text:p text:style-name="P17"><text:span text:style-name="CharStyle4"><text:span text:style-name="T5">a slová v ústach horkosť kalí.</text:span></text:span></text:p>
        <text:p text:style-name="P13"><text:span text:style-name="CharStyle4"><text:span text:style-name="T5"/></text:span></text:p>
        <text:p text:style-name="P17"><text:span text:style-name="CharStyle4"><text:span text:style-name="T5">Boj nie je dob</text:span></text:span><text:span text:style-name="CharStyle4"><text:span text:style-name="T1">oj</text:span></text:span><text:span text:style-name="CharStyle4"><text:span text:style-name="T5">ovaný</text:span></text:span></text:p>
        <text:p text:style-name="P17"><text:span text:style-name="CharStyle4"><text:span text:style-name="T5">a i verš m</text:span></text:span><text:span text:style-name="CharStyle4"><text:span text:style-name="T2">u</text:span></text:span><text:span text:style-name="CharStyle4"><text:span text:style-name="T5">sí naďalej mečom byť,</text:span></text:span></text:p>
        <text:p text:style-name="P17"><text:span text:style-name="CharStyle4"><text:span text:style-name="T5">pretože z temných kútov hadie hlavy</text:span></text:span></text:p>
        <text:p text:style-name="P17"><text:span text:style-name="CharStyle4"><text:span text:style-name="T5">sú zasa na výslní.</text:span></text:span></text:p>
        <text:p text:style-name="P13"><text:span text:style-name="CharStyle4"><text:span text:style-name="T5"/></text:span></text:p>
        <text:p text:style-name="P17"><text:span text:style-name="CharStyle4"><text:span text:style-name="T5">Bez hanby syčia na obete</text:span></text:span></text:p>
        <text:p text:style-name="P17"><text:span text:style-name="CharStyle4"><text:span text:style-name="T5">svojich fašistických orgií</text:span></text:span></text:p>
        <text:p text:style-name="P17"><text:span text:style-name="CharStyle4"><text:span text:style-name="T5">a za ochranu pomáhajú chrániť svojim ochrancom</text:span></text:span></text:p>
        <text:p text:style-name="P17"><text:span text:style-name="CharStyle4"><text:span text:style-name="T5">ich ve</text:span></text:span><text:span text:style-name="CharStyle4"><text:span text:style-name="T1">ľ</text:span></text:span><text:span text:style-name="CharStyle4"><text:span text:style-name="T5">ké válovy.</text:span></text:span></text:p>
        <text:p text:style-name="P13"><text:span text:style-name="CharStyle4"><text:span text:style-name="T5"/></text:span></text:p>
        <text:p text:style-name="P17"><text:span text:style-name="CharStyle4"><text:span text:style-name="T5">Tak hýri zvrhlosť so zvrhlosťou</text:span></text:span></text:p>
        <text:p text:style-name="P17"><text:span text:style-name="CharStyle4"><text:span text:style-name="T5">na rumoch s</text:span></text:span><text:span text:style-name="CharStyle4"><text:span text:style-name="T1">pá</text:span></text:span><text:span text:style-name="CharStyle4"><text:span text:style-name="T5">lenísk a po hromadných hroboch</text:span></text:span></text:p>
        <text:p text:style-name="P17"><text:soft-page-break/><text:span text:style-name="CharStyle4"><text:span text:style-name="T5">v úbore spoločenskom a či kňazskom</text:span></text:span></text:p>
        <text:p text:style-name="P17"><text:span text:style-name="CharStyle4"><text:span text:style-name="T5">pred zaslzeným zrakom sirôt, vdov a lazárov.</text:span></text:span></text:p>
        <text:p text:style-name="P13"><text:span text:style-name="CharStyle4"><text:span text:style-name="T5"/></text:span></text:p>
        <text:p text:style-name="P17"><text:span text:style-name="CharStyle4"><text:span text:style-name="T5">A hurhaj s ohrozenou demokraciou</text:span></text:span></text:p>
        <text:p text:style-name="P17"><text:span text:style-name="CharStyle4"><text:span text:style-name="T5">a povyk s právom na slobodu</text:span></text:span></text:p>
        <text:p text:style-name="P17"><text:span text:style-name="CharStyle4"><text:span text:style-name="T5">je len falošným mlynom,</text:span></text:span></text:p>
        <text:p text:style-name="P17"><text:span text:style-name="CharStyle4"><text:span text:style-name="T5">nebude náš </text:span></text:span><text:span text:style-name="CharStyle4"><text:span text:style-name="T2">ľ</text:span></text:span><text:span text:style-name="CharStyle4"><text:span text:style-name="T5">ud naň hnať vodu.</text:span></text:span></text:p>
        <text:p text:style-name="P13"><text:span text:style-name="CharStyle4"><text:span text:style-name="T5"/></text:span></text:p>
        <text:p text:style-name="P17"><text:span text:style-name="CharStyle4"><text:span text:style-name="T5">Hej, treba skríknuť</text:span></text:span></text:p>
        <text:p text:style-name="P17"><text:span text:style-name="CharStyle4"><text:span text:style-name="T5">a treba zahriaknuť,</text:span></text:span></text:p>
        <text:p text:style-name="P17"><text:span text:style-name="CharStyle4"><text:span text:style-name="T5">už trpezlivosť je netrpezlivá,</text:span></text:span></text:p>
        <text:p text:style-name="P17"><text:span text:style-name="CharStyle4"><text:span text:style-name="T5">básnické slovo zas musí byť surmitou.</text:span></text:span></text:p>
        <text:p text:style-name="P13"><text:span text:style-name="CharStyle4"><text:span text:style-name="T5"/></text:span></text:p>
        <text:p text:style-name="P17"><text:span text:style-name="CharStyle4"><text:span text:style-name="T5">Aby päste statočných sa pozatínaly</text:span></text:span></text:p>
        <text:p text:style-name="P17"><text:span text:style-name="CharStyle4"><text:span text:style-name="T5">na zakončenie tejto maškarády,</text:span></text:span></text:p>
        <text:p text:style-name="P17"><text:span text:style-name="CharStyle4"><text:span text:style-name="T5">aby už neotrasne stály</text:span></text:span></text:p>
        <text:p text:style-name="P17"><text:span text:style-name="CharStyle4"><text:span text:style-name="T5">našich práv hrady!</text:span></text:span></text:p>
        <text:p text:style-name="P13"><text:span text:style-name="CharStyle4"><text:span text:style-name="T5"/></text:span></text:p>
        <text:p text:style-name="P14"><text:span text:style-name="CharStyle4"><text:span text:style-name="T5">1947</text:span></text:span></text:p>
        <text:p text:style-name="P5"><text:span text:style-name="CharStyle21"><text:span text:style-name="T5"/></text:span></text:p>
        <text:p text:style-name="P6"><text:span text:style-name="CharStyle28"><text:span text:style-name="T5"/></text:span></text:p>
        <text:p text:style-name="P31"><text:span text:style-name="CharStyle9"><text:span text:style-name="T5">N</text:span></text:span><text:span text:style-name="CharStyle9"><text:span text:style-name="T1">A</text:span></text:span><text:span text:style-name="CharStyle9"><text:span text:style-name="T2">Š</text:span></text:span><text:span text:style-name="CharStyle9"><text:span text:style-name="T1">A</text:span></text:span><text:span text:style-name="CharStyle9"><text:span text:style-name="T5"> </text:span></text:span><text:span text:style-name="CharStyle9"><text:span text:style-name="T1">PIESEŇ</text:span></text:span></text:p>
        <text:p text:style-name="P13"><text:span text:style-name="CharStyle23"><text:span text:style-name="T5">(Zhudobnil A</text:span></text:span><text:span text:style-name="CharStyle23"><text:span text:style-name="T1">.</text:span></text:span><text:span text:style-name="CharStyle23"><text:span text:style-name="T5"> Mojzes)</text:span></text:span></text:p>
        <text:p text:style-name="P13"><text:span text:style-name="CharStyle4"><text:span text:style-name="T1"/></text:span></text:p>
        <text:p text:style-name="P17"><text:soft-page-break/><text:span text:style-name="CharStyle4"><text:span text:style-name="T1">Ná</text:span></text:span><text:span text:style-name="CharStyle4"><text:span text:style-name="T5">s na pokoru nenavykol osud,</text:span></text:span></text:p>
        <text:p text:style-name="P17"><text:span text:style-name="CharStyle4"><text:span text:style-name="T5">ná</text:span></text:span><text:span text:style-name="CharStyle4"><text:span text:style-name="T1">m</text:span></text:span><text:span text:style-name="CharStyle4"><text:span text:style-name="T5"> slávne Povstanie slobodu venčí,</text:span></text:span></text:p>
        <text:p text:style-name="P17"><text:span text:style-name="CharStyle4"><text:span text:style-name="T5">jánošíkovsk</text:span></text:span><text:span text:style-name="CharStyle4"><text:span text:style-name="T6">y</text:span></text:span><text:span text:style-name="CharStyle4"><text:span text:style-name="T5"> vieme hnať otrokárov na súd,</text:span></text:span></text:p>
        <text:p text:style-name="P17"><text:span text:style-name="CharStyle4"><text:span text:style-name="T5">nechceme na vlastnom nikdy byť vydedenci:</text:span></text:span></text:p>
        <text:p text:style-name="P13"><text:span text:style-name="CharStyle4"><text:span text:style-name="T5"/></text:span></text:p>
        <text:p text:style-name="P17"><text:span text:style-name="CharStyle4"><text:span text:style-name="T5">sme ľud, čo krivdy neznáša a radšej v borbe hynie,</text:span></text:span></text:p>
        <text:p text:style-name="P17"><text:span text:style-name="CharStyle4"><text:span text:style-name="T5">aby pravda vládla v našej domovine.</text:span></text:span></text:p>
        <text:p text:style-name="P13"><text:span text:style-name="CharStyle4"><text:span text:style-name="T5"/></text:span></text:p>
        <text:p text:style-name="P17"><text:span text:style-name="CharStyle4"><text:span text:style-name="T5">My ruky nesp</text:span></text:span><text:span text:style-name="CharStyle4"><text:span text:style-name="T6">ín</text:span></text:span><text:span text:style-name="CharStyle4"><text:span text:style-name="T5">ame k cudzine o doláre,</text:span></text:span></text:p>
        <text:p text:style-name="P17"><text:span text:style-name="CharStyle4"><text:span text:style-name="T5">vieme si sami zahnať biedu,</text:span></text:span></text:p>
        <text:p text:style-name="P17"><text:span text:style-name="CharStyle4"><text:span text:style-name="T5">mozo</text:span></text:span><text:span text:style-name="CharStyle4"><text:span text:style-name="T1">ľ</text:span></text:span><text:span text:style-name="CharStyle4"><text:span text:style-name="T5">né máme dlane, pot nám rosí tváre,</text:span></text:span></text:p>
        <text:p text:style-name="P17"><text:span text:style-name="CharStyle4"><text:span text:style-name="T5">k chlebu nás výsledky statočnej práce vedú:</text:span></text:span></text:p>
        <text:p text:style-name="P13"><text:span text:style-name="CharStyle4"><text:span text:style-name="T5"/></text:span></text:p>
        <text:p text:style-name="P17"><text:span text:style-name="CharStyle4"><text:span text:style-name="T5">sme </text:span></text:span><text:span text:style-name="CharStyle4"><text:span text:style-name="T2">ľ</text:span></text:span><text:span text:style-name="CharStyle4"><text:span text:style-name="T5">ud, čo chrbát neskláňa a radšej chrabrosť vzýva,</text:span></text:span></text:p>
        <text:p text:style-name="P17"><text:span text:style-name="CharStyle4"><text:span text:style-name="T5">aby mocná bola naša domovina.</text:span></text:span></text:p>
        <text:p text:style-name="P13"><text:span text:style-name="CharStyle4"><text:span text:style-name="T5"/></text:span></text:p>
        <text:p text:style-name="P17"><text:span text:style-name="CharStyle4"><text:span text:style-name="T5">Nadarmo vojnou strašíte, atomoví páni,</text:span></text:span></text:p>
        <text:p text:style-name="P17"><text:span text:style-name="CharStyle4"><text:span text:style-name="T5">nám zaisťuje mier socialistická súťaž,</text:span></text:span></text:p>
        <text:p text:style-name="P17"><text:span text:style-name="CharStyle4"><text:span text:style-name="T5">ku strojom pridávame i srdcia a umy, spĺňame</text:span></text:span></text:p>
        <text:p text:style-name="P20"><text:span text:style-name="CharStyle4"><text:span text:style-name="T5">si plány,</text:span></text:span></text:p>
        <text:p text:style-name="P19"><text:span text:style-name="CharStyle4"><text:span text:style-name="T5">bude sa v hojnosti šťastne žiť u nás:</text:span></text:span></text:p>
        <text:p text:style-name="P13"><text:span text:style-name="CharStyle4"><text:span text:style-name="T5"/></text:span></text:p>
        <text:p text:style-name="P17"><text:span text:style-name="CharStyle4"><text:span text:style-name="T5">sme </text:span></text:span><text:span text:style-name="CharStyle4"><text:span text:style-name="T2">ľ</text:span></text:span><text:span text:style-name="CharStyle4"><text:span text:style-name="T5">ud, čo česť si háji, podlosť krvou smýva,</text:span></text:span></text:p>
        <text:p text:style-name="P17"><text:span text:style-name="CharStyle4"><text:span text:style-name="T5">aby hrdá bola naša domovina.</text:span></text:span></text:p>
        <text:p text:style-name="P13"><text:soft-page-break/><text:span text:style-name="CharStyle16"><text:span text:style-name="T1"/></text:span></text:p>
        <text:p text:style-name="P17"><text:span text:style-name="CharStyle16"><text:span text:style-name="T2">III</text:span></text:span></text:p>
        <text:p text:style-name="P17"><text:span text:style-name="CharStyle16"><text:span text:style-name="T2"/></text:span></text:p>
        <text:p text:style-name="P14"><text:span text:style-name="CharStyle16"><text:span text:style-name="T1">N</text:span></text:span><text:span text:style-name="CharStyle16"><text:span text:style-name="T5">AŠA JAR</text:span></text:span></text:p>
        <text:p text:style-name="P5"><text:span text:style-name="CharStyle21"><text:span text:style-name="T5"/></text:span></text:p>
        <text:p text:style-name="P5"><text:span text:style-name="CharStyle30"><text:span text:style-name="T1">FE</text:span></text:span><text:span text:style-name="CharStyle30"><text:span text:style-name="T5">BRUÁR 1948</text:span></text:span></text:p>
        <text:p text:style-name="P13"><text:span text:style-name="CharStyle4"><text:span text:style-name="T5"/></text:span></text:p>
        <text:p text:style-name="P17"><text:span text:style-name="CharStyle4"><text:span text:style-name="T5">Nebolo možno zastaviť,</text:span></text:span></text:p>
        <text:p text:style-name="P17"><text:span text:style-name="CharStyle4"><text:span text:style-name="T5">nebolo možno zahatať,</text:span></text:span></text:p>
        <text:p text:style-name="P17"><text:span text:style-name="CharStyle4"><text:span text:style-name="T5">nebolo možno zvrátiť zpät,</text:span></text:span></text:p>
        <text:p text:style-name="P17"><text:span text:style-name="CharStyle4"><text:span text:style-name="T5">čo prúdy krvi priplavily,</text:span></text:span></text:p>
        <text:p text:style-name="P17"><text:span text:style-name="CharStyle4"><text:span text:style-name="T5">čo utrpenie vykúpilo,</text:span></text:span></text:p>
        <text:p text:style-name="P17"><text:span text:style-name="CharStyle4"><text:span text:style-name="T5">čo milióny žitím zaplatily.</text:span></text:span></text:p>
        <text:p text:style-name="P13"><text:span text:style-name="CharStyle4"><text:span text:style-name="T5"/></text:span></text:p>
        <text:p text:style-name="P17"><text:span text:style-name="CharStyle4"><text:span text:style-name="T5">Kto nechápal, musel nabok,</text:span></text:span></text:p>
        <text:p text:style-name="P17"><text:span text:style-name="CharStyle4"><text:span text:style-name="T5">kto zavadzal, musel s cesty,</text:span></text:span></text:p>
        <text:p text:style-name="P17"><text:span text:style-name="CharStyle4"><text:span text:style-name="T5">kto vzpriečil sa, musel padnúť.</text:span></text:span></text:p>
        <text:p text:style-name="P13"><text:span text:style-name="CharStyle4"><text:span text:style-name="T5"/></text:span></text:p>
        <text:p text:style-name="P17"><text:span text:style-name="CharStyle4"><text:span text:style-name="T5">Prerazil prúd života</text:span></text:span></text:p>
        <text:p text:style-name="P17"><text:span text:style-name="CharStyle4"><text:span text:style-name="T5">a nesie spravodlivosť,</text:span></text:span></text:p>
        <text:p text:style-name="P17"><text:span text:style-name="CharStyle4"><text:span text:style-name="T5">nesie krajšiu budúcnosť.</text:span></text:span></text:p>
        <text:p text:style-name="P5"><text:span text:style-name="CharStyle21"><text:span text:style-name="T5"/></text:span></text:p>
        <text:p text:style-name="P5"><text:span text:style-name="CharStyle21"><text:span text:style-name="T1">JA</text:span></text:span><text:span text:style-name="CharStyle21"><text:span text:style-name="T5">R </text:span></text:span><text:span text:style-name="CharStyle21"><text:span text:style-name="T1">19</text:span></text:span><text:span text:style-name="CharStyle21"><text:span text:style-name="T5">48</text:span></text:span></text:p>
        <text:p text:style-name="P31"><text:span text:style-name="CharStyle9"><text:span text:style-name="T1"/></text:span></text:p>
        <text:p text:style-name="P21"><text:soft-page-break/><text:span text:style-name="CharStyle4"><text:span text:style-name="T5">Tak ako teraz naše rozkvitnuté stromy</text:span></text:span></text:p>
        <text:p text:style-name="P22"><text:span text:style-name="CharStyle4"><text:span text:style-name="T5">neuchvátilo ma ešte nijakej krásy vábenie,</text:span></text:span></text:p>
        <text:p text:style-name="P22"><text:span text:style-name="CharStyle4"><text:span text:style-name="T5">len ľudské pracovné nadšenie, čo výkon výkonom lomí</text:span></text:span></text:p>
        <text:p text:style-name="P22"><text:span text:style-name="CharStyle4"><text:span text:style-name="T5">na Trati mládeže, či v Národnej smene víťazstva,</text:span></text:span></text:p>
        <text:p text:style-name="P22"><text:span text:style-name="CharStyle4"><text:span text:style-name="T5">do takej nádhery u nás vyrastá</text:span></text:span></text:p>
        <text:p text:style-name="P22"><text:span text:style-name="CharStyle4"><text:span text:style-name="T5">v túto jar.</text:span></text:span></text:p>
        <text:p text:style-name="P13"><text:span text:style-name="CharStyle4"><text:span text:style-name="T5"/></text:span></text:p>
        <text:p text:style-name="P14"><text:span text:style-name="CharStyle4"><text:span text:style-name="T5">Nehľadaj snár,</text:span></text:span></text:p>
        <text:p text:style-name="P13"><text:span text:style-name="CharStyle4"><text:span text:style-name="T5">to nie je len pekný sen,</text:span></text:span></text:p>
        <text:p text:style-name="P13"><text:span text:style-name="CharStyle4"><text:span text:style-name="T5">to krajšia skutočnosť skutkami vraví,</text:span></text:span></text:p>
        <text:p text:style-name="P13"><text:span text:style-name="CharStyle4"><text:span text:style-name="T5">že všetci sme mladí, mladí, mladí,</text:span></text:span></text:p>
        <text:p text:style-name="P21"><text:span text:style-name="CharStyle4"><text:span text:style-name="T5">že ako kvitneme, nekvitnú ani naše sady,</text:span></text:span></text:p>
        <text:p text:style-name="P22"><text:span text:style-name="CharStyle4"><text:span text:style-name="T5">že ako rastieme, rastie len naša vôľa</text:span></text:span></text:p>
        <text:p text:style-name="P22"><text:span text:style-name="CharStyle4"><text:span text:style-name="T5">prekonávať plány,</text:span></text:span></text:p>
        <text:p text:style-name="P22"><text:span text:style-name="CharStyle4"><text:span text:style-name="T5">keď dnešok zajtrajšok volá</text:span></text:span></text:p>
        <text:p text:style-name="P13"><text:span text:style-name="CharStyle4"><text:span text:style-name="T5">na preteky</text:span></text:span></text:p>
        <text:p text:style-name="P13"><text:span text:style-name="CharStyle4"><text:span text:style-name="T5">a temnú minulosť viac nič nezachráni</text:span></text:span></text:p>
        <text:p text:style-name="P13"><text:span text:style-name="CharStyle4"><text:span text:style-name="T5">(ani sabotérov škreky)</text:span></text:span></text:p>
        <text:p text:style-name="P21"><text:span text:style-name="CharStyle4"><text:span text:style-name="T5">pred nástupom jasnej budúcnosti</text:span></text:span></text:p>
        <text:p text:style-name="P22"><text:span text:style-name="CharStyle4"><text:span text:style-name="T5">po našich dlaniach a cez naše umy.</text:span></text:span></text:p>
        <text:p text:style-name="P13"><text:span text:style-name="CharStyle9"><text:span text:style-name="T1"/></text:span></text:p>
        <text:p text:style-name="P22"><text:span text:style-name="CharStyle4"><text:span text:style-name="T5">Nový vek už šumí</text:span></text:span></text:p>
        <text:p text:style-name="P22"><text:span text:style-name="CharStyle4"><text:span text:style-name="T5">v blízkej úrode našich úsilí,</text:span></text:span></text:p>
        <text:p text:style-name="P22"><text:span text:style-name="CharStyle4"><text:span text:style-name="T5">aby sme ešte aj my</text:span></text:span></text:p>
        <text:p text:style-name="P22"><text:soft-page-break/><text:span text:style-name="CharStyle4"><text:span text:style-name="T9">z toho ovocia užili.</text:span></text:span></text:p>
        <text:p text:style-name="P14"><text:span text:style-name="CharStyle9"><text:span text:style-name="T1"/></text:span></text:p>
        <text:p text:style-name="P14"><text:span text:style-name="CharStyle9"><text:span text:style-name="T1"/></text:span></text:p>
        <text:p text:style-name="P22"><text:span text:style-name="CharStyle9"><text:span text:style-name="T1">ZDRAVICA</text:span></text:span><text:span text:style-name="CharStyle9"><text:span text:style-name="T5"> GOTTWALD</text:span></text:span><text:span text:style-name="CharStyle9"><text:span text:style-name="T1">OV</text:span></text:span><text:span text:style-name="CharStyle9"><text:span text:style-name="T10">I</text:span></text:span></text:p>
        <text:p text:style-name="P22"><text:span text:style-name="CharStyle9"><text:span text:style-name="T10"/></text:span></text:p>
        <text:p text:style-name="P22"><text:span text:style-name="CharStyle4"><text:span text:style-name="T5">Keby nie skutočnosť, bola by rozprávka</text:span></text:span></text:p>
        <text:p text:style-name="P22"><text:span text:style-name="CharStyle4"><text:span text:style-name="T5">ten život v stred diania, ktoré sám plánoval —</text:span></text:span></text:p>
        <text:p text:style-name="P22"><text:span text:style-name="CharStyle4"><text:span text:style-name="T5">keby nie skutočnosť, bola by rozprávka</text:span></text:span></text:p>
        <text:p text:style-name="P22"><text:span text:style-name="CharStyle4"><text:span text:style-name="T5">ten život v zenite, ktorému dnes zdravká</text:span></text:span></text:p>
        <text:p text:style-name="P22"><text:span text:style-name="CharStyle4"><text:span text:style-name="T5">more slov zdvihnutých vďačnosti, na chorál</text:span></text:span></text:p>
        <text:p text:style-name="P22"><text:span text:style-name="CharStyle4"><text:span text:style-name="T5">z údolí, luhov, nív, od lazov, svahov, brál</text:span></text:span><text:span text:style-name="CharStyle4"><text:span text:style-name="T1">,</text:span></text:span></text:p>
        <text:p text:style-name="P22"><text:span text:style-name="CharStyle4"><text:span text:style-name="T5">kde voľný ľud tejto prekrásnej krajiny</text:span></text:span></text:p>
        <text:p text:style-name="P22"><text:span text:style-name="CharStyle4"><text:span text:style-name="T5">v šťastí už tvorí si zajtrajšok žiarivý.</text:span></text:span></text:p>
        <text:p text:style-name="P13"><text:span text:style-name="CharStyle4"><text:span text:style-name="T5"/></text:span></text:p>
        <text:p text:style-name="P22"><text:span text:style-name="CharStyle4"><text:span text:style-name="T5">Áno, tá skutočnosť je ako rozprávka,</text:span></text:span></text:p>
        <text:p text:style-name="P22"><text:span text:style-name="CharStyle4"><text:span text:style-name="T5">čo má dej s ľudovým hrdinom na čele —</text:span></text:span></text:p>
        <text:p text:style-name="P22"><text:span text:style-name="CharStyle4"><text:span text:style-name="T5">tá naša najkrajšia národná rozprávka o Tebe,</text:span></text:span></text:p>
        <text:p text:style-name="P22"><text:span text:style-name="CharStyle4"><text:span text:style-name="T5">vodca náš, otec náš, o Tebe,</text:span></text:span></text:p>
        <text:p text:style-name="P22"><text:span text:style-name="CharStyle4"><text:span text:style-name="T5">čo Ti tu aj básnik city v hold zovrelé</text:span></text:span></text:p>
        <text:p text:style-name="P22"><text:span text:style-name="CharStyle4"><text:span text:style-name="T5">prelieva do veršov zo srdca pohárka</text:span></text:span></text:p>
        <text:p text:style-name="P22"><text:span text:style-name="CharStyle4"><text:span text:style-name="T5">s túžobným želaním, aby si zdravý</text:span></text:span></text:p>
        <text:p text:style-name="P22"><text:span text:style-name="CharStyle4"><text:span text:style-name="T5">zotrval naveky v živote s nami.</text:span></text:span></text:p>
        <text:p text:style-name="P13"><text:span text:style-name="CharStyle4"><text:span text:style-name="T5"/></text:span></text:p>
        <text:p text:style-name="P22"><text:span text:style-name="CharStyle4"><text:span text:style-name="T5"/></text:span></text:p>
        <text:p text:style-name="P5"><text:soft-page-break/><text:span text:style-name="CharStyle21"><text:span text:style-name="T5"/></text:span></text:p>
        <text:p text:style-name="P33"><text:span text:style-name="CharStyle9"><text:span text:style-name="T5">SUDRUH ŠIROKÝ</text:span></text:span></text:p>
        <text:p text:style-name="P15"><text:span text:style-name="CharStyle23"><text:span text:style-name="T5">(Zdravica </text:span></text:span><text:span text:style-name="CharStyle23"><text:span text:style-name="T1">k</text:span></text:span><text:span text:style-name="CharStyle23"><text:span text:style-name="T5"> päťdesiatinám</text:span></text:span><text:span text:style-name="CharStyle23"><text:span text:style-name="T7">)</text:span></text:span></text:p>
        <text:p text:style-name="P16"><text:span text:style-name="CharStyle23"><text:span text:style-name="T7"/></text:span></text:p>
        <text:p text:style-name="P23"><text:span text:style-name="CharStyle4"><text:span text:style-name="T5">Len v okne agátový strapec </text:span></text:span><text:span text:style-name="CharStyle4"><text:span text:style-name="T1">—</text:span></text:span></text:p>
        <text:p text:style-name="P24"><text:span text:style-name="CharStyle4"><text:span text:style-name="T5">nebolo inej uvítacej slávy,</text:span></text:span></text:p>
        <text:p text:style-name="P24"><text:span text:style-name="CharStyle4"><text:span text:style-name="T5">keď zväčšil počet proletárov chlapec</text:span></text:span></text:p>
        <text:p text:style-name="P24"><text:span text:style-name="CharStyle4"><text:span text:style-name="T5">v predmestí Bratislavy.</text:span></text:span></text:p>
        <text:p text:style-name="P13"><text:span text:style-name="CharStyle4"><text:span text:style-name="T5"/></text:span></text:p>
        <text:p text:style-name="P24"><text:span text:style-name="CharStyle4"><text:span text:style-name="T5">Uvedomelosť potom s rastom rástla,</text:span></text:span></text:p>
        <text:p text:style-name="P24"><text:span text:style-name="CharStyle4"><text:span text:style-name="T5">jak zdvíhal orlie oči na rozlet</text:span></text:span></text:p>
        <text:p text:style-name="P24"><text:span text:style-name="CharStyle4"><text:span text:style-name="T5">poznávať život plný nástrah</text:span></text:span></text:p>
        <text:p text:style-name="P24"><text:span text:style-name="CharStyle4"><text:span text:style-name="T5">a skúmať, ceniť, chápať svet.</text:span></text:span></text:p>
        <text:p text:style-name="P13"><text:span text:style-name="CharStyle4"><text:span text:style-name="T1"/></text:span></text:p>
        <text:p text:style-name="P24"><text:span text:style-name="CharStyle4"><text:span text:style-name="T1">I</text:span></text:span><text:span text:style-name="CharStyle4"><text:span text:style-name="T5"> u nás vtedy ešte skrivodlivosť</text:span></text:span></text:p>
        <text:p text:style-name="P24"><text:span text:style-name="CharStyle4"><text:span text:style-name="T5">gniavila pravdu do hrobu,</text:span></text:span></text:p>
        <text:p text:style-name="P24"><text:span text:style-name="CharStyle4"><text:span text:style-name="T5">aj v našej domovine panská milosť</text:span></text:span></text:p>
        <text:p text:style-name="P24"><text:span text:style-name="CharStyle4"><text:span text:style-name="T5">zotročovala chudobu.</text:span></text:span></text:p>
        <text:p text:style-name="P13"><text:span text:style-name="CharStyle4"><text:span text:style-name="T5"/></text:span></text:p>
        <text:p text:style-name="P24"><text:span text:style-name="CharStyle4"><text:span text:style-name="T5">Nuž stal si junák do prvého šíku</text:span></text:span></text:p>
        <text:p text:style-name="P24"><text:span text:style-name="CharStyle4"><text:span text:style-name="T5">boriť sa za krivdený ľud</text:span></text:span></text:p>
        <text:p text:style-name="P24"><text:span text:style-name="CharStyle4"><text:span text:style-name="T5">a ničiť príživníkov do zániku,</text:span></text:span></text:p>
        <text:p text:style-name="P24"><text:span text:style-name="CharStyle4"><text:span text:style-name="T5">by nebolo viac ľudských zrúd.</text:span></text:span></text:p>
        <text:p text:style-name="P13"><text:span text:style-name="CharStyle4"><text:span text:style-name="T5"/></text:span></text:p>
        <text:p text:style-name="P24"><text:soft-page-break/><text:span text:style-name="CharStyle4"><text:span text:style-name="T5">A keď sa ho vrah zmocnil v podlej zrade,</text:span></text:span></text:p>
        <text:p text:style-name="P24"><text:span text:style-name="CharStyle4"><text:span text:style-name="T5">zrak smrti neskalil mu v</text:span></text:span><text:span text:style-name="CharStyle4"><text:span text:style-name="T1">e</text:span></text:span><text:span text:style-name="CharStyle4"><text:span text:style-name="T5">domie,</text:span></text:span></text:p>
        <text:p text:style-name="P24"><text:span text:style-name="CharStyle4"><text:span text:style-name="T5">chcel zomrieť verný národu a strane</text:span></text:span></text:p>
        <text:p text:style-name="P24"><text:span text:style-name="CharStyle4"><text:span text:style-name="T5">jak kázaly mu česť a svedomie.</text:span></text:span></text:p>
        <text:p text:style-name="P13"><text:span text:style-name="CharStyle4"><text:span text:style-name="T5"/></text:span></text:p>
        <text:p text:style-name="P24"><text:span text:style-name="CharStyle4"><text:span text:style-name="T5">A keď už po fašizme v žití novom</text:span></text:span></text:p>
        <text:p text:style-name="P24"><text:span text:style-name="CharStyle4"><text:span text:style-name="T5">z odvekej biedy zve nás blahobyt,</text:span></text:span></text:p>
        <text:p text:style-name="P24"><text:span text:style-name="CharStyle4"><text:span text:style-name="T5">on verne v duchu Gottwaldovom</text:span></text:span></text:p>
        <text:p text:style-name="P24"><text:span text:style-name="CharStyle4"><text:span text:style-name="T5">učí nás hospodármi byť.</text:span></text:span></text:p>
        <text:p text:style-name="P13"><text:span text:style-name="CharStyle4"><text:span text:style-name="T5"/></text:span></text:p>
        <text:p text:style-name="P24"><text:span text:style-name="CharStyle4"><text:span text:style-name="T5">Nuž drahý súdruh, priateľ, brat,</text:span></text:span></text:p>
        <text:p text:style-name="P24"><text:span text:style-name="CharStyle4"><text:span text:style-name="T5">máme </text:span></text:span><text:span text:style-name="CharStyle4"><text:span text:style-name="T3">Ť</text:span></text:span><text:span text:style-name="CharStyle4"><text:span text:style-name="T5">a veľmi, veľmi radi</text:span></text:span></text:p>
        <text:p text:style-name="P24"><text:span text:style-name="CharStyle4"><text:span text:style-name="T5">a preto chceme Ti dnes zo sŕdc zaželať:</text:span></text:span></text:p>
        <text:p text:style-name="P24"><text:span text:style-name="CharStyle4"><text:span text:style-name="T5">Pri stálom zdraví buď nám večne mladý!</text:span></text:span></text:p>
        <text:p text:style-name="P5"><text:span text:style-name="CharStyle21"><text:span text:style-name="T5"/></text:span></text:p>
        <text:p text:style-name="P6"><text:span text:style-name="CharStyle21"><text:span text:style-name="T5"/></text:span></text:p>
        <text:p text:style-name="P31"><text:span text:style-name="CharStyle9"><text:span text:style-name="T1">PIESEŇ</text:span></text:span></text:p>
        <text:p text:style-name="P13"><text:span text:style-name="CharStyle23"><text:span text:style-name="T3">(</text:span></text:span><text:span text:style-name="CharStyle23"><text:span text:style-name="T5">Budovateľom)</text:span></text:span></text:p>
        <text:p text:style-name="P13"><text:span text:style-name="CharStyle4"><text:span text:style-name="T5"/></text:span></text:p>
        <text:p text:style-name="P24"><text:span text:style-name="CharStyle4"><text:span text:style-name="T5">Len slová krehké ako láska</text:span></text:span></text:p>
        <text:p text:style-name="P24"><text:span text:style-name="CharStyle4"><text:span text:style-name="T5">za srdce môžu hovoriť</text:span></text:span></text:p>
        <text:p text:style-name="P24"><text:span text:style-name="CharStyle4"><text:span text:style-name="T5">a nimi nežne ako láska</text:span></text:span></text:p>
        <text:p text:style-name="P24"><text:span text:style-name="CharStyle4"><text:span text:style-name="T5">chcem srdcia otvoriť.</text:span></text:span></text:p>
        <text:p text:style-name="P13"><text:span text:style-name="CharStyle4"><text:span text:style-name="T5"/></text:span></text:p>
        <text:p text:style-name="P24"><text:soft-page-break/><text:span text:style-name="CharStyle4"><text:span text:style-name="T5">Zanôtiť vrúcne o radosti,</text:span></text:span></text:p>
        <text:p text:style-name="P24"><text:span text:style-name="CharStyle4"><text:span text:style-name="T5">že tu už kvitne naša jar</text:span></text:span></text:p>
        <text:p text:style-name="P24"><text:span text:style-name="CharStyle4"><text:span text:style-name="T5">a práce plod si tvorcu host</text:span></text:span><text:span text:style-name="CharStyle4"><text:span text:style-name="T1">í,</text:span></text:span></text:p>
        <text:p text:style-name="P24"><text:span text:style-name="CharStyle4"><text:span text:style-name="T5">keď pánom stal sa proletár.</text:span></text:span></text:p>
        <text:p text:style-name="P13"><text:span text:style-name="CharStyle4"><text:span text:style-name="T5"/></text:span></text:p>
        <text:p text:style-name="P24"><text:span text:style-name="CharStyle4"><text:span text:style-name="T5">Víťazstvom pravda spravodlivá</text:span></text:span></text:p>
        <text:p text:style-name="P24"><text:span text:style-name="CharStyle4"><text:span text:style-name="T5">neprávosť svrhla s prestolu</text:span></text:span></text:p>
        <text:p text:style-name="P24"><text:span text:style-name="CharStyle4"><text:span text:style-name="T5">a svojím právom krivdy smýv</text:span></text:span><text:span text:style-name="CharStyle4"><text:span text:style-name="T7">a,</text:span></text:span></text:p>
        <text:p text:style-name="P24"><text:span text:style-name="CharStyle4"><text:span text:style-name="T5">keď sama sadla ku stolu.</text:span></text:span></text:p>
        <text:p text:style-name="P13"><text:span text:style-name="CharStyle4"><text:span text:style-name="T5"/></text:span></text:p>
        <text:p text:style-name="P24"><text:span text:style-name="CharStyle4"><text:span text:style-name="T5">Hej, spievať vrelo od radosti,</text:span></text:span></text:p>
        <text:p text:style-name="P24"><text:span text:style-name="CharStyle4"><text:span text:style-name="T5">že rozkvitla už naša jar,</text:span></text:span></text:p>
        <text:p text:style-name="P24"><text:span text:style-name="CharStyle4"><text:span text:style-name="T5">čo slobodou nás za krv host</text:span></text:span><text:span text:style-name="CharStyle4"><text:span text:style-name="T7">í</text:span></text:span></text:p>
        <text:p text:style-name="P24"><text:span text:style-name="CharStyle4"><text:span text:style-name="T5">a za znoj dá úrody dar.</text:span></text:span></text:p>
        <text:p text:style-name="P13"><text:span text:style-name="CharStyle4"><text:span text:style-name="T5"/></text:span></text:p>
        <text:p text:style-name="P24"><text:span text:style-name="CharStyle4"><text:span text:style-name="T5">Z prameňov života sme shnali</text:span></text:span></text:p>
        <text:p text:style-name="P24"><text:span text:style-name="CharStyle4"><text:span text:style-name="T5">príživné, škodné ropuchy</text:span></text:span></text:p>
        <text:p text:style-name="P24"><text:span text:style-name="CharStyle4"><text:span text:style-name="T5">a vo</text:span></text:span><text:span text:style-name="CharStyle4"><text:span text:style-name="T3">ľ</text:span></text:span><text:span text:style-name="CharStyle4"><text:span text:style-name="T5">nou prácou rozspi</text:span></text:span><text:span text:style-name="CharStyle4"><text:span text:style-name="T1">ev</text:span></text:span><text:span text:style-name="CharStyle4"><text:span text:style-name="T5">a</text:span></text:span><text:span text:style-name="CharStyle4"><text:span text:style-name="T1">li</text:span></text:span></text:p>
        <text:p text:style-name="P24"><text:span text:style-name="CharStyle4"><text:span text:style-name="T5">traktory, rušne, obuchy.</text:span></text:span></text:p>
        <text:p text:style-name="P13"><text:span text:style-name="CharStyle4"><text:span text:style-name="T5"/></text:span></text:p>
        <text:p text:style-name="P24"><text:span text:style-name="CharStyle4"><text:span text:style-name="T5">H</text:span></text:span><text:span text:style-name="CharStyle4"><text:span text:style-name="T1">ľ</text:span></text:span><text:span text:style-name="CharStyle4"><text:span text:style-name="T5">a, náruč vlasti päťročnica</text:span></text:span></text:p>
        <text:p text:style-name="P24"><text:span text:style-name="CharStyle4"><text:span text:style-name="T5">otvára s chlebom dokorán</text:span></text:span></text:p>
        <text:p text:style-name="P24"><text:span text:style-name="CharStyle4"><text:span text:style-name="T5">a za groš cudzí slziť líca</text:span></text:span></text:p>
        <text:p text:style-name="P24"><text:span text:style-name="CharStyle4"><text:span text:style-name="T5">už nedá nám spĺňaný plán.</text:span></text:span></text:p>
        <text:p text:style-name="P13"><text:soft-page-break/><text:span text:style-name="CharStyle4"><text:span text:style-name="T5"/></text:span></text:p>
        <text:p text:style-name="P24"><text:span text:style-name="CharStyle4"><text:span text:style-name="T5">Nuž nôtiť vďačne od radosti</text:span></text:span></text:p>
        <text:p text:style-name="P24"><text:span text:style-name="CharStyle4"><text:span text:style-name="T5">pre rozkvitnutú našu jar,</text:span></text:span></text:p>
        <text:p text:style-name="P24"><text:span text:style-name="CharStyle4"><text:span text:style-name="T5">keď práce plod si tvorcov hostí</text:span></text:span></text:p>
        <text:p text:style-name="P24"><text:span text:style-name="CharStyle4"><text:span text:style-name="T5">a vládcom je už proletár.</text:span></text:span></text:p>
        <text:p text:style-name="P13"><text:span text:style-name="CharStyle4"><text:span text:style-name="T5"/></text:span></text:p>
        <text:p text:style-name="P24"><text:span text:style-name="CharStyle4"><text:span text:style-name="T5">Nech slová vrúcne ako láska</text:span></text:span></text:p>
        <text:p text:style-name="P24"><text:span text:style-name="CharStyle4"><text:span text:style-name="T5">súdruhom srdcia otvoria</text:span></text:span></text:p>
        <text:p text:style-name="P24"><text:span text:style-name="CharStyle4"><text:span text:style-name="T5">a nech ich verš môj nežne láska,</text:span></text:span></text:p>
        <text:p text:style-name="P24"><text:span text:style-name="CharStyle4"><text:span text:style-name="T5">že našej sily zdroj tvoria.</text:span></text:span></text:p>
        <text:p text:style-name="P5"><text:span text:style-name="CharStyle21"><text:span text:style-name="T5"/></text:span></text:p>
        <text:p text:style-name="P5"><text:span text:style-name="CharStyle28"><text:span text:style-name="T5">IV</text:span></text:span></text:p>
        <text:p text:style-name="P4"><text:span text:style-name="CharStyle32"><text:span text:style-name="T5"/></text:span></text:p>
        <text:p text:style-name="P13"><text:span text:style-name="CharStyle16"><text:span text:style-name="T5">MLÁDEŽI</text:span></text:span></text:p>
        <text:p text:style-name="P33"><text:span text:style-name="CharStyle9"><text:span text:style-name="T1"/></text:span></text:p>
        <text:p text:style-name="P34"><text:span text:style-name="CharStyle9"><text:span text:style-name="T1">NAŠE</text:span></text:span><text:span text:style-name="CharStyle9"><text:span text:style-name="T5"> DE</text:span></text:span><text:span text:style-name="CharStyle9"><text:span text:style-name="T1">TI</text:span></text:span></text:p>
        <text:p text:style-name="P13"><text:span text:style-name="CharStyle4"><text:span text:style-name="T5"/></text:span></text:p>
        <text:p text:style-name="P24"><text:span text:style-name="CharStyle4"><text:span text:style-name="T5">Nie lupienky jabloňové,</text:span></text:span></text:p>
        <text:p text:style-name="P24"><text:span text:style-name="CharStyle4"><text:span text:style-name="T5">to sa rumenejú líčka,</text:span></text:span></text:p>
        <text:p text:style-name="P24"><text:span text:style-name="CharStyle4"><text:span text:style-name="T5">keď si plesá v vtáčom sbore</text:span></text:span></text:p>
        <text:p text:style-name="P24"><text:span text:style-name="CharStyle4"><text:span text:style-name="T5">naše pokolenie nové,</text:span></text:span></text:p>
        <text:p text:style-name="P24"><text:span text:style-name="CharStyle4"><text:span text:style-name="T5">že ho slnko v sadoch hýčka —</text:span></text:span></text:p>
        <text:p text:style-name="P24"><text:span text:style-name="CharStyle4"><text:span text:style-name="T5">ako kvety jabloňové.</text:span></text:span></text:p>
        <text:p text:style-name="P13"><text:span text:style-name="CharStyle4"><text:span text:style-name="T5"/></text:span></text:p>
        <text:p text:style-name="P24"><text:soft-page-break/><text:span text:style-name="CharStyle4"><text:span text:style-name="T5">Nie krídelká motýlikov,</text:span></text:span></text:p>
        <text:p text:style-name="P24"><text:span text:style-name="CharStyle4"><text:span text:style-name="T5">to sa trepú v letku rúčky,</text:span></text:span></text:p>
        <text:p text:style-name="P24"><text:span text:style-name="CharStyle4"><text:span text:style-name="T5">keď sa vznáša do výkrikov</text:span></text:span></text:p>
        <text:p text:style-name="P24"><text:span text:style-name="CharStyle4"><text:span text:style-name="T5">radosť našich dcér a synkov,</text:span></text:span></text:p>
        <text:p text:style-name="P24"><text:span text:style-name="CharStyle4"><text:span text:style-name="T5">že im slúžia v parkoch lúčky —</text:span></text:span></text:p>
        <text:p text:style-name="P24"><text:span text:style-name="CharStyle4"><text:span text:style-name="T5">ako rojom motýlikov.</text:span></text:span></text:p>
        <text:p text:style-name="P13"><text:span text:style-name="CharStyle4"><text:span text:style-name="T5"/></text:span></text:p>
        <text:p text:style-name="P24"><text:span text:style-name="CharStyle4"><text:span text:style-name="T5">Naše deti, deti naše —</text:span></text:span></text:p>
        <text:p text:style-name="P24"><text:span text:style-name="CharStyle4"><text:span text:style-name="T5">ach, a kupci so smrťou</text:span></text:span></text:p>
        <text:p text:style-name="P24"><text:span text:style-name="CharStyle4"><text:span text:style-name="T5">by chceli dať si na rováše</text:span></text:span></text:p>
        <text:p text:style-name="P24"><text:span text:style-name="CharStyle4"><text:span text:style-name="T5">aj váš život v tejto kráse</text:span></text:span></text:p>
        <text:p text:style-name="P24"><text:span text:style-name="CharStyle4"><text:span text:style-name="T5">jak svoj zisk z rumovísk tvorby —</text:span></text:span></text:p>
        <text:p text:style-name="P24"><text:span text:style-name="CharStyle4"><text:span text:style-name="T5">krásne, vzácne deti naše.</text:span></text:span></text:p>
        <text:p text:style-name="P13"><text:span text:style-name="CharStyle4"><text:span text:style-name="T5"/></text:span></text:p>
        <text:p text:style-name="P24"><text:span text:style-name="CharStyle4"><text:span text:style-name="T5">Lež nie, milé, drahé deti,</text:span></text:span></text:p>
        <text:p text:style-name="P24"><text:span text:style-name="CharStyle4"><text:span text:style-name="T5">nebojte sa smrtonosov,</text:span></text:span></text:p>
        <text:p text:style-name="P24"><text:span text:style-name="CharStyle4"><text:span text:style-name="T5">ni</text:span></text:span><text:span text:style-name="CharStyle4"><text:span text:style-name="T1">ja</text:span></text:span><text:span text:style-name="CharStyle4"><text:span text:style-name="T5">ký k nám nedoletí,</text:span></text:span></text:p>
        <text:p text:style-name="P9"><text:span text:style-name="CharStyle4"><text:span text:style-name="T5">bo bdelosť aj na ná</text:span></text:span><text:span text:style-name="CharStyle4"><text:span text:style-name="T1">s</text:span></text:span><text:span text:style-name="CharStyle4"><text:span text:style-name="T5"> svieti</text:span></text:span></text:p>
        <text:p text:style-name="P10"><text:span text:style-name="CharStyle4"><text:span text:style-name="T5">z očí Kremľa dňom i nocou —</text:span></text:span></text:p>
        <text:p text:style-name="P10"><text:span text:style-name="CharStyle4"><text:span text:style-name="T5">naše šťastné, smelé deti.</text:span></text:span></text:p>
        <text:p text:style-name="P31"><text:span text:style-name="CharStyle9"><text:span text:style-name="T5"/></text:span></text:p>
        <text:p text:style-name="P23"><text:span text:style-name="CharStyle4"><text:span text:style-name="T5">Nie, nie, naša nádejná mlaď,</text:span></text:span></text:p>
        <text:p text:style-name="P24"><text:span text:style-name="CharStyle4"><text:span text:style-name="T5">krásny život v našej vlasti</text:span></text:span></text:p>
        <text:p text:style-name="P24"><text:span text:style-name="CharStyle4"><text:span text:style-name="T5">nesmie vojna zahamovať,</text:span></text:span></text:p>
        <text:p text:style-name="P24"><text:soft-page-break/><text:span text:style-name="CharStyle4"><text:span text:style-name="T5">mordári už musia dohrať</text:span></text:span></text:p>
        <text:p text:style-name="P24"><text:span text:style-name="CharStyle4"><text:span text:style-name="T5">svoju rolu všade, navždy —</text:span></text:span></text:p>
        <text:p text:style-name="P24"><text:span text:style-name="CharStyle4"><text:span text:style-name="T5">naša bystrá, nádejná mlaď.</text:span></text:span></text:p>
        <text:p text:style-name="P13"><text:span text:style-name="CharStyle4"><text:span text:style-name="T5"/></text:span></text:p>
        <text:p text:style-name="P24"><text:span text:style-name="CharStyle4"><text:span text:style-name="T5">Áno, deti milované,</text:span></text:span></text:p>
        <text:p text:style-name="P24"><text:span text:style-name="CharStyle4"><text:span text:style-name="T5">vratký je už vrahov zámer,</text:span></text:span></text:p>
        <text:p text:style-name="P24"><text:span text:style-name="CharStyle4"><text:span text:style-name="T5">veď ho aj náš skutok láme,</text:span></text:span></text:p>
        <text:p text:style-name="P24"><text:span text:style-name="CharStyle4"><text:span text:style-name="T5">keď Súborný plán spĺňame</text:span></text:span></text:p>
        <text:p text:style-name="P24"><text:span text:style-name="CharStyle4"><text:span text:style-name="T5">a tak bojujeme za mier —</text:span></text:span></text:p>
        <text:p text:style-name="P24"><text:span text:style-name="CharStyle4"><text:span text:style-name="T5">pre vás, deti milované</text:span></text:span><text:span text:style-name="CharStyle4"><text:span text:style-name="T1">!</text:span></text:span></text:p>
        <text:p text:style-name="P24"><text:span text:style-name="CharStyle4"><text:span text:style-name="T1"/></text:span></text:p>
        <text:p text:style-name="P24"><text:span text:style-name="CharStyle9"><text:span text:style-name="T9">JE KRÁSNE...</text:span></text:span></text:p>
        <text:p text:style-name="P13"><text:span text:style-name="CharStyle4"><text:span text:style-name="T5"/></text:span></text:p>
        <text:p text:style-name="P24"><text:span text:style-name="CharStyle4"><text:span text:style-name="T5">Je krásne vidieť kvet tejto mladosti</text:span></text:span></text:p>
        <text:p text:style-name="P24"><text:span text:style-name="CharStyle4"><text:span text:style-name="T5">zraku, čo veľa mrzkosti vídal.</text:span></text:span></text:p>
        <text:p text:style-name="P23"><text:span text:style-name="CharStyle4"><text:span text:style-name="T5">Je krajšie vidieť kvet tejto mladosti</text:span></text:span></text:p>
        <text:p text:style-name="P24"><text:span text:style-name="CharStyle4"><text:span text:style-name="T5">nad všetky krásy, o ktorých si sníval.</text:span></text:span></text:p>
        <text:p text:style-name="P13"><text:span text:style-name="CharStyle4"><text:span text:style-name="T5"/></text:span></text:p>
        <text:p text:style-name="P24"><text:span text:style-name="CharStyle4"><text:span text:style-name="T5">Je milo počuť smiech tejto mladosti</text:span></text:span></text:p>
        <text:p text:style-name="P24"><text:span text:style-name="CharStyle4"><text:span text:style-name="T5">sluchu, čo mnoho lomozu užil.</text:span></text:span></text:p>
        <text:p text:style-name="P23"><text:span text:style-name="CharStyle4"><text:span text:style-name="T5">Je milšie počuť smiech tejto mladosti</text:span></text:span></text:p>
        <text:p text:style-name="P24"><text:span text:style-name="CharStyle4"><text:span text:style-name="T5">nad všetku ladnosť, po ktorej si túžil.</text:span></text:span></text:p>
        <text:p text:style-name="P13"><text:span text:style-name="CharStyle4"><text:span text:style-name="T5"/></text:span></text:p>
        <text:p text:style-name="P24"><text:span text:style-name="CharStyle4"><text:span text:style-name="T5">Je sladko láskať tvár tejto mladosti</text:span></text:span></text:p>
        <text:p text:style-name="P24"><text:soft-page-break/><text:span text:style-name="CharStyle4"><text:span text:style-name="T5">hmatu, čo iba na drsnosť zvykal.</text:span></text:span></text:p>
        <text:p text:style-name="P23"><text:span text:style-name="CharStyle4"><text:span text:style-name="T5">Je sladšie láskať tvár tejto mladosti</text:span></text:span></text:p>
        <text:p text:style-name="P24"><text:span text:style-name="CharStyle4"><text:span text:style-name="T5">nad všetku nehu, za ktorou si vzdychal.</text:span></text:span></text:p>
        <text:p text:style-name="P5"><text:span text:style-name="CharStyle34"><text:span text:style-name="T5"/></text:span></text:p>
        <text:p text:style-name="P6"><text:span text:style-name="CharStyle34"><text:span text:style-name="T5"/></text:span></text:p>
        <text:p text:style-name="P31"><text:span text:style-name="CharStyle9"><text:span text:style-name="T5">PIESEŇ BRATIS</text:span></text:span><text:span text:style-name="CharStyle9"><text:span text:style-name="T1">LAVSKÝC</text:span></text:span><text:span text:style-name="CharStyle9"><text:span text:style-name="T5">H PIONIER</text:span></text:span><text:span text:style-name="CharStyle9"><text:span text:style-name="T1">OV</text:span></text:span></text:p>
        <text:p text:style-name="P15"><text:span text:style-name="CharStyle23"><text:span text:style-name="T1">(</text:span></text:span><text:span text:style-name="CharStyle23"><text:span text:style-name="T5">Zhudobnil pr</text:span></text:span><text:span text:style-name="CharStyle23"><text:span text:style-name="T1">o</text:span></text:span><text:span text:style-name="CharStyle23"><text:span text:style-name="T5">f</text:span></text:span><text:span text:style-name="CharStyle23"><text:span text:style-name="T1">.</text:span></text:span><text:span text:style-name="CharStyle23"><text:span text:style-name="T5"> Ha</text:span></text:span><text:span text:style-name="CharStyle23"><text:span text:style-name="T3">j</text:span></text:span><text:span text:style-name="CharStyle23"><text:span text:style-name="T5">mrich</text:span></text:span><text:span text:style-name="CharStyle23"><text:span text:style-name="T1">)</text:span></text:span></text:p>
        <text:p text:style-name="P13"><text:span text:style-name="CharStyle4"><text:span text:style-name="T5"/></text:span></text:p>
        <text:p text:style-name="P24"><text:span text:style-name="CharStyle4"><text:span text:style-name="T5">Radosťou nám srdcia zvonia:</text:span></text:span></text:p>
        <text:p text:style-name="P24"><text:span text:style-name="CharStyle4"><text:span text:style-name="T5">máme Pioniersky palác,</text:span></text:span></text:p>
        <text:p text:style-name="P24"><text:span text:style-name="CharStyle4"><text:span text:style-name="T5">v ňom nás učia súdruhovia</text:span></text:span></text:p>
        <text:p text:style-name="P24"><text:span text:style-name="CharStyle4"><text:span text:style-name="T5">krásnu budúcnosť si stavať</text:span></text:span><text:span text:style-name="CharStyle4"><text:span text:style-name="T1">.</text:span></text:span></text:p>
        <text:p text:style-name="P13"><text:span text:style-name="CharStyle4"><text:span text:style-name="T5"/></text:span></text:p>
        <text:p text:style-name="P24"><text:span text:style-name="CharStyle4"><text:span text:style-name="T5">Za to šťastie, život nový</text:span></text:span></text:p>
        <text:p text:style-name="P24"><text:span text:style-name="CharStyle4"><text:span text:style-name="T5">lásku z vďaky vyznávame</text:span></text:span></text:p>
        <text:p text:style-name="P23"><text:span text:style-name="CharStyle4"><text:span text:style-name="T5">Širokému, Gottwaldovi,</text:span></text:span></text:p>
        <text:p text:style-name="P24"><text:span text:style-name="CharStyle4"><text:span text:style-name="T5">našej drahej rodnej strane.</text:span></text:span></text:p>
        <text:p text:style-name="P13"><text:span text:style-name="CharStyle4"><text:span text:style-name="T5"/></text:span></text:p>
        <text:p text:style-name="P24"><text:span text:style-name="CharStyle4"><text:span text:style-name="T5">A odmenou — jak česť velí —</text:span></text:span></text:p>
        <text:p text:style-name="P24"><text:span text:style-name="CharStyle4"><text:span text:style-name="T5">bude našich činov cieľ:</text:span></text:span></text:p>
        <text:p text:style-name="P24"><text:span text:style-name="CharStyle4"><text:span text:style-name="T5">vždy byť dobre pripravení</text:span></text:span></text:p>
        <text:p text:style-name="P24"><text:span text:style-name="CharStyle4"><text:span text:style-name="T5">budovať vlasť, brániť mier.</text:span></text:span></text:p>
        <text:p text:style-name="P31"><text:span text:style-name="CharStyle9"><text:span text:style-name="T5"/></text:span></text:p>
        <text:p text:style-name="P32"><text:span text:style-name="CharStyle9"><text:span text:style-name="T5"/></text:span></text:p>
        <text:p text:style-name="P32"><text:soft-page-break/><text:span text:style-name="CharStyle9"><text:span text:style-name="T5">BRIGÁDNIKOM </text:span></text:span><text:span text:style-name="CharStyle9"><text:span text:style-name="T1">NA</text:span></text:span><text:span text:style-name="CharStyle9"><text:span text:style-name="T5"> TRATI </text:span></text:span><text:span text:style-name="CharStyle9"><text:span text:style-name="T1">MLÁD</text:span></text:span><text:span text:style-name="CharStyle9"><text:span text:style-name="T5">EŽE</text:span></text:span></text:p>
        <text:p text:style-name="P13"><text:span text:style-name="CharStyle4"><text:span text:style-name="T5"/></text:span></text:p>
        <text:p text:style-name="P24"><text:span text:style-name="CharStyle4"><text:span text:style-name="T5">Chlapci a dievčatá,</text:span></text:span></text:p>
        <text:p text:style-name="P24"><text:span text:style-name="CharStyle4"><text:span text:style-name="T5">vy a kraj tento ďakovať si máte</text:span></text:span></text:p>
        <text:p text:style-name="P24"><text:span text:style-name="CharStyle4"><text:span text:style-name="T5">za služby, ktoré si konáte vedno tu:</text:span></text:span></text:p>
        <text:p text:style-name="P24"><text:span text:style-name="CharStyle4"><text:span text:style-name="T5">vy v celok spájate kraj stuhou trate</text:span></text:span></text:p>
        <text:p text:style-name="P24"><text:span text:style-name="CharStyle4"><text:span text:style-name="T5">a on vás viaže ňou v bratstvo a jednotu.</text:span></text:span></text:p>
        <text:p text:style-name="P13"><text:span text:style-name="CharStyle4"><text:span text:style-name="T5"/></text:span></text:p>
        <text:p text:style-name="P24"><text:span text:style-name="CharStyle4"><text:span text:style-name="T5">Chlapci a dievčatá,</text:span></text:span></text:p>
        <text:p text:style-name="P24"><text:span text:style-name="CharStyle4"><text:span text:style-name="T5">aký to príklad domovu i svetu</text:span></text:span></text:p>
        <text:p text:style-name="P24"><text:span text:style-name="CharStyle4"><text:span text:style-name="T1">st</text:span></text:span><text:span text:style-name="CharStyle4"><text:span text:style-name="T5">aviate svojím krásnym skutkom pred zrak:</text:span></text:span></text:p>
        <text:p text:style-name="P24"><text:span text:style-name="CharStyle4"><text:span text:style-name="T5">h</text:span></text:span><text:span text:style-name="CharStyle4"><text:span text:style-name="T3">ľ</text:span></text:span><text:span text:style-name="CharStyle4"><text:span text:style-name="T5">a, nádej nutká radosť k vzletu,</text:span></text:span></text:p>
        <text:p text:style-name="P24"><text:span text:style-name="CharStyle4"><text:span text:style-name="T5">že svornosť s prácou zničia vojen prízrak.</text:span></text:span></text:p>
        <text:p text:style-name="P13"><text:span text:style-name="CharStyle4"><text:span text:style-name="T5"/></text:span></text:p>
        <text:p text:style-name="P24"><text:span text:style-name="CharStyle4"><text:span text:style-name="T5">Chlapci a dievčatá,</text:span></text:span></text:p>
        <text:p text:style-name="P24"><text:span text:style-name="CharStyle4"><text:span text:style-name="T5">a nič to, že aj vás tupia, špinia, hania</text:span></text:span></text:p>
        <text:p text:style-name="P24"><text:span text:style-name="CharStyle4"><text:span text:style-name="T5">meštiacki pokrytci a mrzkí klebetári:</text:span></text:span></text:p>
        <text:p text:style-name="P24"><text:span text:style-name="CharStyle4"><text:span text:style-name="T5">oni vždy, na všetko, všade h</text:span></text:span><text:span text:style-name="CharStyle4"><text:span text:style-name="T1">ľ</text:span></text:span><text:span text:style-name="CharStyle4"><text:span text:style-name="T5">adia</text:span></text:span></text:p>
        <text:p text:style-name="P24"><text:span text:style-name="CharStyle4"><text:span text:style-name="T5">cez vlastných činov čierne chmáry.</text:span></text:span></text:p>
        <text:p text:style-name="P13"><text:span text:style-name="CharStyle4"><text:span text:style-name="T5"/></text:span></text:p>
        <text:p text:style-name="P24"><text:span text:style-name="CharStyle4"><text:span text:style-name="T5">Chlapci a dievčatá,</text:span></text:span></text:p>
        <text:p text:style-name="P24"><text:span text:style-name="CharStyle4"><text:span text:style-name="T5">buďte mi šťastní, radostní a zdraví!</text:span></text:span></text:p>
        <text:p text:style-name="P5"><text:span text:style-name="CharStyle21"><text:span text:style-name="T5"/></text:span></text:p>
        <text:p text:style-name="P6"><text:span text:style-name="CharStyle21"><text:span text:style-name="T5"/></text:span></text:p>
        <text:p text:style-name="P33"><text:soft-page-break/><text:span text:style-name="CharStyle9"><text:span text:style-name="T5">SJAZDU ML</text:span></text:span><text:span text:style-name="CharStyle9"><text:span text:style-name="T1">Á</text:span></text:span><text:span text:style-name="CharStyle9"><text:span text:style-name="T5">DEŽE</text:span></text:span></text:p>
        <text:p text:style-name="P2"><text:span text:style-name="CharStyle14"><text:span text:style-name="T5"/></text:span></text:p>
        <text:p text:style-name="P23"><text:span text:style-name="CharStyle4"><text:span text:style-name="T5">Pozdravujem ťa, krása mladosti,</text:span></text:span></text:p>
        <text:p text:style-name="P24"><text:span text:style-name="CharStyle4"><text:span text:style-name="T5">čo zakvitáš dni našej jari</text:span></text:span></text:p>
        <text:p text:style-name="P24"><text:span text:style-name="CharStyle4"><text:span text:style-name="T5">farbami radosti,</text:span></text:span></text:p>
        <text:p text:style-name="P24"><text:span text:style-name="CharStyle4"><text:span text:style-name="T5">veď z teba do predstáv mi žiari</text:span></text:span></text:p>
        <text:p text:style-name="P24"><text:span text:style-name="CharStyle4"><text:span text:style-name="T5">aj vábny obraz budúcnosti</text:span></text:span></text:p>
        <text:p text:style-name="P24"><text:span text:style-name="CharStyle4"><text:span text:style-name="T5">a nádej presvedčením host</text:span></text:span><text:span text:style-name="CharStyle4"><text:span text:style-name="T1">í</text:span></text:span><text:span text:style-name="CharStyle4"><text:span text:style-name="T5">.</text:span></text:span></text:p>
        <text:p text:style-name="P13"><text:span text:style-name="CharStyle4"><text:span text:style-name="T5"/></text:span></text:p>
        <text:p text:style-name="P24"><text:span text:style-name="CharStyle4"><text:span text:style-name="T5">Pozdravujem ťa, sila mladosti,</text:span></text:span></text:p>
        <text:p text:style-name="P24"><text:span text:style-name="CharStyle4"><text:span text:style-name="T5">čo tvoríš veľkosť svojím rastom</text:span></text:span></text:p>
        <text:p text:style-name="P24"><text:span text:style-name="CharStyle4"><text:span text:style-name="T5">z bývalej našej malosti,</text:span></text:span></text:p>
        <text:p text:style-name="P24"><text:span text:style-name="CharStyle4"><text:span text:style-name="T5">veď rúk a umu budovateľským bratstvom</text:span></text:span></text:p>
        <text:p text:style-name="P24"><text:span text:style-name="CharStyle4"><text:span text:style-name="T5">otvára nám už tvojich činov váha</text:span></text:span></text:p>
        <text:p text:style-name="P24"><text:span text:style-name="CharStyle4"><text:span text:style-name="T5">dokorán brány blaha.</text:span></text:span></text:p>
        <text:p text:style-name="P13"><text:span text:style-name="CharStyle4"><text:span text:style-name="T5"/></text:span></text:p>
        <text:p text:style-name="P24"><text:span text:style-name="CharStyle4"><text:span text:style-name="T5">Pozdravujem ťa, chrabrosť mladosti,</text:span></text:span></text:p>
        <text:p text:style-name="P24"><text:span text:style-name="CharStyle4"><text:span text:style-name="T5">čo rodnou matkou ti je strana</text:span></text:span></text:p>
        <text:p text:style-name="P24"><text:span text:style-name="CharStyle4"><text:span text:style-name="T5">a ty jej slúžiš z vďačnosti, </text:span></text:span></text:p>
        <text:p text:style-name="P24"><text:span text:style-name="CharStyle4"><text:span text:style-name="T5">veď len ňou na hrdinku vychovaná</text:span></text:span></text:p>
        <text:p text:style-name="P24"><text:span text:style-name="CharStyle4"><text:span text:style-name="T5">si na pochode k socializmu cieľu</text:span></text:span></text:p>
        <text:p text:style-name="P24"><text:span text:style-name="CharStyle4"><text:span text:style-name="T5">aj bojovníčkou svetového mieru.</text:span></text:span></text:p>
        <text:p text:style-name="P13"><text:span text:style-name="CharStyle4"><text:span text:style-name="T5"/></text:span></text:p>
        <text:p text:style-name="P14"><text:span text:style-name="CharStyle4"><text:span text:style-name="T5">Máj 1951</text:span></text:span></text:p>
        <text:p text:style-name="P39"><text:soft-page-break/><text:span text:style-name="CharStyle36"><text:span text:style-name="T1"/></text:span></text:p>
        <text:p text:style-name="P40"><text:span text:style-name="CharStyle36"><text:span text:style-name="T3">V</text:span></text:span></text:p>
        <text:p text:style-name="P40"><text:span text:style-name="CharStyle36"><text:span text:style-name="T3"/></text:span></text:p>
        <text:p text:style-name="P40"><text:span text:style-name="CharStyle36"><text:span text:style-name="T3">DOMOVINE</text:span></text:span></text:p>
        <text:p text:style-name="P40"><text:span text:style-name="CharStyle36"><text:span text:style-name="T3"/></text:span></text:p>
        <text:p text:style-name="P2"><text:span text:style-name="CharStyle22"><text:span text:style-name="T5">S</text:span></text:span><text:span text:style-name="CharStyle22"><text:span text:style-name="T7">L</text:span></text:span><text:span text:style-name="CharStyle22"><text:span text:style-name="T1">O</text:span></text:span><text:span text:style-name="CharStyle22"><text:span text:style-name="T5">VENSK</text:span></text:span><text:span text:style-name="CharStyle22"><text:span text:style-name="T1">O</text:span></text:span></text:p>
        <text:p text:style-name="P15"><text:span text:style-name="CharStyle4"><text:span text:style-name="T7"/></text:span></text:p>
        <text:p text:style-name="P25"><text:span text:style-name="CharStyle4"><text:span text:style-name="T5">Na maľbe tvojej dnešnej slávy</text:span></text:span></text:p>
        <text:p text:style-name="P25"><text:span text:style-name="CharStyle4"><text:span text:style-name="T5">v pozadí sa mi aj vek bronie,</text:span></text:span></text:p>
        <text:p text:style-name="P25"><text:span text:style-name="CharStyle4"><text:span text:style-name="T5">keď som bol ešte mladý, zdravý</text:span></text:span></text:p>
        <text:p text:style-name="P25"><text:span text:style-name="CharStyle4"><text:span text:style-name="T5">a ty si bolo staré, choré,</text:span></text:span></text:p>
        <text:p text:style-name="P25"><text:span text:style-name="CharStyle4"><text:span text:style-name="T5">Slovensko moje.</text:span></text:span></text:p>
        <text:p text:style-name="P15"><text:span text:style-name="CharStyle4"><text:span text:style-name="T5"/></text:span></text:p>
        <text:p text:style-name="P25"><text:span text:style-name="CharStyle4"><text:span text:style-name="T5">Začal som už jak chlapec zdatný</text:span></text:span></text:p>
        <text:p text:style-name="P25"><text:span text:style-name="CharStyle4"><text:span text:style-name="T5">púšťať sa do známostí s tebou,</text:span></text:span></text:p>
        <text:p text:style-name="P25"><text:span text:style-name="CharStyle4"><text:span text:style-name="T5">by som vždy nebol v chajde hladný</text:span></text:span></text:p>
        <text:p text:style-name="P25"><text:span text:style-name="CharStyle4"><text:span text:style-name="T5">a mamke prispel v borbe s biedou.</text:span></text:span></text:p>
        <text:p text:style-name="P15"><text:span text:style-name="CharStyle4"><text:span text:style-name="T5"/></text:span></text:p>
        <text:p text:style-name="P25"><text:span text:style-name="CharStyle4"><text:span text:style-name="T5">Krúžil som čoraz v širších kruhoch</text:span></text:span></text:p>
        <text:p text:style-name="P25"><text:span text:style-name="CharStyle4"><text:span text:style-name="T5">k obzorom z rodinného hniezda</text:span></text:span></text:p>
        <text:p text:style-name="P25"><text:span text:style-name="CharStyle4"><text:span text:style-name="T5">a čím dial úžil si kruh úloh,</text:span></text:span></text:p>
        <text:p text:style-name="P25"><text:span text:style-name="CharStyle4"><text:span text:style-name="T5">jak bledla detských snov mi hviezda.</text:span></text:span></text:p>
        <text:p text:style-name="P15"><text:span text:style-name="CharStyle4"><text:span text:style-name="T5"/></text:span></text:p>
        <text:p text:style-name="P25"><text:span text:style-name="CharStyle4"><text:span text:style-name="T5">Poznal som, že ma prelud šudí</text:span></text:span></text:p>
        <text:p text:style-name="P25"><text:soft-page-break/><text:span text:style-name="CharStyle4"><text:span text:style-name="T5">a pravda bola veľmi horká:</text:span></text:span></text:p>
        <text:p text:style-name="P25"><text:span text:style-name="CharStyle4"><text:span text:style-name="T5">veď jak mňa hnal tu hlad stá ľud</text:span></text:span><text:span text:style-name="CharStyle4"><text:span text:style-name="T1">í</text:span></text:span></text:p>
        <text:p text:style-name="P25"><text:span text:style-name="CharStyle4"><text:span text:style-name="T5">a všetkým v ústach horkla kôrka.</text:span></text:span></text:p>
        <text:p text:style-name="P15"><text:span text:style-name="CharStyle4"><text:span text:style-name="T5"/></text:span></text:p>
        <text:p text:style-name="P16"><text:span text:style-name="CharStyle4"><text:span text:style-name="T5">Túlali sme sa popod ploty</text:span></text:span></text:p>
        <text:p text:style-name="P26"><text:span text:style-name="CharStyle4"><text:span text:style-name="T5">(so psami vždy v pomere príkrom)</text:span></text:span></text:p>
        <text:p text:style-name="P25"><text:span text:style-name="CharStyle4"><text:span text:style-name="T5">a núkali sa do roboty</text:span></text:span></text:p>
        <text:p text:style-name="P15"><text:span text:style-name="CharStyle4"><text:span text:style-name="T5">bezcitným panským koristníkom.</text:span></text:span></text:p>
        <text:p text:style-name="P5"><text:span text:style-name="CharStyle21"><text:span text:style-name="T5"/></text:span></text:p>
        <text:p text:style-name="P23"><text:span text:style-name="CharStyle4"><text:span text:style-name="T5">Hej, hoc bohaté — na žobrákov</text:span></text:span></text:p>
        <text:p text:style-name="P24"><text:span text:style-name="CharStyle4"><text:span text:style-name="T5">plekalo si nás, synov svojich,</text:span></text:span></text:p>
        <text:p text:style-name="P24"><text:span text:style-name="CharStyle4"><text:span text:style-name="T5">bo si tiež bolo v moci drakov,</text:span></text:span></text:p>
        <text:p text:style-name="P24"><text:span text:style-name="CharStyle4"><text:span text:style-name="T5">hroznejších od tých rozprávkových</text:span></text:span><text:span text:style-name="CharStyle4"><text:span text:style-name="T1">.</text:span></text:span></text:p>
        <text:p text:style-name="P13"><text:span text:style-name="CharStyle4"><text:span text:style-name="T5"/></text:span></text:p>
        <text:p text:style-name="P24"><text:span text:style-name="CharStyle4"><text:span text:style-name="T5">Obludy — aj keď v </text:span></text:span><text:span text:style-name="CharStyle4"><text:span text:style-name="T3">ľ</text:span></text:span><text:span text:style-name="CharStyle4"><text:span text:style-name="T5">udskom tele</text:span></text:span></text:p>
        <text:p text:style-name="P24"><text:span text:style-name="CharStyle4"><text:span text:style-name="T5">príživníčily nenásytne,</text:span></text:span></text:p>
        <text:p text:style-name="P24"><text:span text:style-name="CharStyle4"><text:span text:style-name="T5">s</text:span></text:span><text:span text:style-name="CharStyle4"><text:span text:style-name="T3">a</text:span></text:span><text:span text:style-name="CharStyle4"><text:span text:style-name="T5">ly krv nám a miazgu tebe,</text:span></text:span></text:p>
        <text:p text:style-name="P24"><text:span text:style-name="CharStyle4"><text:span text:style-name="T5">ty vráskavelo a my schli sme.</text:span></text:span></text:p>
        <text:p text:style-name="P13"><text:span text:style-name="CharStyle4"><text:span text:style-name="T5"/></text:span></text:p>
        <text:p text:style-name="P24"><text:span text:style-name="CharStyle4"><text:span text:style-name="T5">Tisíce z nás si vtedy bralo</text:span></text:span></text:p>
        <text:p text:style-name="P24"><text:span text:style-name="CharStyle4"><text:span text:style-name="T5">do rúk palice vandrovníkov</text:span></text:span></text:p>
        <text:p text:style-name="P24"><text:span text:style-name="CharStyle4"><text:span text:style-name="T5">a do cudziny odchádzalo otročiť</text:span></text:span></text:p>
        <text:p text:style-name="P24"><text:span text:style-name="CharStyle4"><text:span text:style-name="T5">pod</text:span></text:span><text:span text:style-name="CharStyle4"><text:span text:style-name="T3">ľa</text:span></text:span><text:span text:style-name="CharStyle4"><text:span text:style-name="T5"> našských zvykov.</text:span></text:span></text:p>
        <text:p text:style-name="P24"><text:span text:style-name="CharStyle4"><text:span text:style-name="T5"/></text:span></text:p>
        <text:p text:style-name="P23"><text:soft-page-break/><text:span text:style-name="CharStyle4"><text:span text:style-name="T5">Nuž bolo treba zdvihnúť päste</text:span></text:span></text:p>
        <text:p text:style-name="P24"><text:span text:style-name="CharStyle4"><text:span text:style-name="T5">nad dej tej našej strašnej skazy</text:span></text:span></text:p>
        <text:p text:style-name="P24"><text:span text:style-name="CharStyle4"><text:span text:style-name="T5">a biť sa za chlieb, práva, šťastie,</text:span></text:span></text:p>
        <text:p text:style-name="P24"><text:span text:style-name="CharStyle4"><text:span text:style-name="T5">kým pravda krivdy neporazí.</text:span></text:span></text:p>
        <text:p text:style-name="P13"><text:span text:style-name="CharStyle4"><text:span text:style-name="T5"/></text:span></text:p>
        <text:p text:style-name="P24"><text:span text:style-name="CharStyle4"><text:span text:style-name="T5">Učila, viedla, pomáhala</text:span></text:span></text:p>
        <text:p text:style-name="P24"><text:span text:style-name="CharStyle4"><text:span text:style-name="T5">nám pritom naša rodná strana.</text:span></text:span></text:p>
        <text:p text:style-name="P23"><text:span text:style-name="CharStyle4"><text:span text:style-name="T5">Cez krv a hroby viedla dráha</text:span></text:span></text:p>
        <text:p text:style-name="P24"><text:span text:style-name="CharStyle4"><text:span text:style-name="T5">z pút noci do slobody rána.</text:span></text:span></text:p>
        <text:p text:style-name="P13"><text:span text:style-name="CharStyle4"><text:span text:style-name="T5"/></text:span></text:p>
        <text:p text:style-name="P24"><text:span text:style-name="CharStyle4"><text:span text:style-name="T5">Ver</text:span></text:span><text:span text:style-name="CharStyle4"><text:span text:style-name="T1">’</text:span></text:span><text:span text:style-name="CharStyle4"><text:span text:style-name="T5"> ve</text:span></text:span><text:span text:style-name="CharStyle4"><text:span text:style-name="T7">ľ</text:span></text:span><text:span text:style-name="CharStyle4"><text:span text:style-name="T1">a</text:span></text:span><text:span text:style-name="CharStyle4"><text:span text:style-name="T5"> životov nás stálo</text:span></text:span></text:p>
        <text:p text:style-name="P24"><text:span text:style-name="CharStyle4"><text:span text:style-name="T5">zaorávanie krívd práv brázdou</text:span></text:span></text:p>
        <text:p text:style-name="P24"><text:span text:style-name="CharStyle4"><text:span text:style-name="T5">a pritom za nás obecalo</text:span></text:span></text:p>
        <text:p text:style-name="P24"><text:span text:style-name="CharStyle4"><text:span text:style-name="T5">sa ešte viac sovietskych bratov.</text:span></text:span></text:p>
        <text:p text:style-name="P15"><text:span text:style-name="CharStyle4"><text:span text:style-name="T5"/></text:span></text:p>
        <text:p text:style-name="P25"><text:span text:style-name="CharStyle4"><text:span text:style-name="T5">Pamiatka na nich nech nám kvitne</text:span></text:span></text:p>
        <text:p text:style-name="P25"><text:span text:style-name="CharStyle4"><text:span text:style-name="T5">v štepoch sŕdc láskou k ich odkazu,</text:span></text:span></text:p>
        <text:p text:style-name="P25"><text:span text:style-name="CharStyle4"><text:span text:style-name="T5">by dnešku plod nám činov vyhne</text:span></text:span></text:p>
        <text:p text:style-name="P25"><text:span text:style-name="CharStyle4"><text:span text:style-name="T5">chránily pred návratom mrazu.</text:span></text:span></text:p>
        <text:p text:style-name="P15"><text:span text:style-name="CharStyle4"><text:span text:style-name="T5"/></text:span></text:p>
        <text:p text:style-name="P25"><text:span text:style-name="CharStyle4"><text:span text:style-name="T5">Veď môžme si už v hrdom šťastí</text:span></text:span></text:p>
        <text:p text:style-name="P25"><text:span text:style-name="CharStyle4"><text:span text:style-name="T5">veselo stavať domov krásny</text:span></text:span></text:p>
        <text:p text:style-name="P25"><text:span text:style-name="CharStyle4"><text:span text:style-name="T1">a</text:span></text:span><text:span text:style-name="CharStyle4"><text:span text:style-name="T5"> ja tiež srdca</text:span></text:span><text:span text:style-name="CharStyle4"><text:span text:style-name="T1"> </text:span></text:span><text:span text:style-name="CharStyle4"><text:span text:style-name="T5">za účasti</text:span></text:span></text:p>
        <text:p text:style-name="P25"><text:span text:style-name="CharStyle4"><text:span text:style-name="T3">li</text:span></text:span><text:span text:style-name="CharStyle4"><text:span text:style-name="T5">ať radosť do oslavných básní.</text:span></text:span></text:p>
        <text:p text:style-name="P15"><text:soft-page-break/><text:span text:style-name="CharStyle4"><text:span text:style-name="T5"/></text:span></text:p>
        <text:p text:style-name="P25"><text:span text:style-name="CharStyle4"><text:span text:style-name="T5">Pravdaže, pritom predohre viem,</text:span></text:span></text:p>
        <text:p text:style-name="P27"><text:span text:style-name="CharStyle4"><text:span text:style-name="T5">spoluobčania moji milí,</text:span></text:span></text:p>
        <text:p text:style-name="P27"><text:span text:style-name="CharStyle4"><text:span text:style-name="T5">že nežijeme ešte náš sen</text:span></text:span></text:p>
        <text:p text:style-name="P27"><text:span text:style-name="CharStyle4"><text:span text:style-name="T5">a k blahu treba ďalšie sily.</text:span></text:span></text:p>
        <text:p text:style-name="P13"><text:span text:style-name="CharStyle4"><text:span text:style-name="T5"/></text:span></text:p>
        <text:p text:style-name="P28"><text:span text:style-name="CharStyle4"><text:span text:style-name="T5">Áno, napr</text:span></text:span><text:span text:style-name="CharStyle4"><text:span text:style-name="T1">í</text:span></text:span><text:span text:style-name="CharStyle4"><text:span text:style-name="T5">klad, ja i to viem,</text:span></text:span></text:p>
        <text:p text:style-name="P28"><text:span text:style-name="CharStyle4"><text:span text:style-name="T5">môj </text:span></text:span><text:span text:style-name="CharStyle4"><text:span text:style-name="T1">s</text:span></text:span><text:span text:style-name="CharStyle4"><text:span text:style-name="T5">údruh z hlbín čiernej bane,</text:span></text:span></text:p>
        <text:p text:style-name="P28"><text:span text:style-name="CharStyle4"><text:span text:style-name="T5">že pod zem nevrhá strom svoj tieň</text:span></text:span></text:p>
        <text:p text:style-name="P28"><text:span text:style-name="CharStyle4"><text:span text:style-name="T5">a tvrdosť iba tvrdosť láme.</text:span></text:span></text:p>
        <text:p text:style-name="P13"><text:span text:style-name="CharStyle4"><text:span text:style-name="T5"/></text:span></text:p>
        <text:p text:style-name="P28"><text:span text:style-name="CharStyle4"><text:span text:style-name="T5">Viem veru, s istotou aj to viem,</text:span></text:span></text:p>
        <text:p text:style-name="P28"><text:span text:style-name="CharStyle4"><text:span text:style-name="T5">môj súdruh zo žeravej huty,</text:span></text:span></text:p>
        <text:p text:style-name="P28"><text:span text:style-name="CharStyle4"><text:span text:style-name="T5">že oheň nie je náručou žien</text:span></text:span></text:p>
        <text:p text:style-name="P28"><text:span text:style-name="CharStyle4"><text:span text:style-name="T5">a len kov v tanci ťa v kol krúti.</text:span></text:span></text:p>
        <text:p text:style-name="P13"><text:span text:style-name="CharStyle4"><text:span text:style-name="T9"/></text:span></text:p>
        <text:p text:style-name="P28"><text:span text:style-name="CharStyle4"><text:span text:style-name="T4">Viem </text:span></text:span><text:span text:style-name="CharStyle4"><text:span text:style-name="T1">b</text:span></text:span><text:span text:style-name="CharStyle4"><text:span text:style-name="T5">ezpochyby ja tiež to viem,</text:span></text:span></text:p>
        <text:p text:style-name="P28"><text:span text:style-name="CharStyle4"><text:span text:style-name="T5">môj súdruh na prúdovej stavbe,</text:span></text:span></text:p>
        <text:p text:style-name="P28"><text:span text:style-name="CharStyle4"><text:span text:style-name="T5">že stavbou nie je vyhriata sieň,</text:span></text:span></text:p>
        <text:p text:style-name="P28"><text:span text:style-name="CharStyle4"><text:span text:style-name="T5">či tôňa pri potoku v tráve.</text:span></text:span></text:p>
        <text:p text:style-name="P5"><text:span text:style-name="CharStyle21"><text:span text:style-name="T5"/></text:span></text:p>
        <text:p text:style-name="P29"><text:span text:style-name="CharStyle4"><text:span text:style-name="T5">Viem ďalej, naozaj, aj to viem,</text:span></text:span></text:p>
        <text:p text:style-name="P28"><text:span text:style-name="CharStyle4"><text:span text:style-name="T5">môj súdruh na družstevných poliach,</text:span></text:span></text:p>
        <text:p text:style-name="P28"><text:span text:style-name="CharStyle4"><text:span text:style-name="T5">že tvár prírody nie je z krás len</text:span></text:span></text:p>
        <text:p text:style-name="P28"><text:soft-page-break/><text:span text:style-name="CharStyle4"><text:span text:style-name="T5">a neraz ťa tu živly moria.</text:span></text:span></text:p>
        <text:p text:style-name="P13"><text:span text:style-name="CharStyle4"><text:span text:style-name="T5"/></text:span></text:p>
        <text:p text:style-name="P28"><text:span text:style-name="CharStyle4"><text:span text:style-name="T5">Nuž viem, konečne, ja viem, viem, viem,</text:span></text:span></text:p>
        <text:p text:style-name="P28"><text:span text:style-name="CharStyle4"><text:span text:style-name="T8">ľ</text:span></text:span><text:span text:style-name="CharStyle4"><text:span text:style-name="T5">ud môj na všetkých pracoviskách,</text:span></text:span></text:p>
        <text:p text:style-name="P28"><text:span text:style-name="CharStyle4"><text:span text:style-name="T5">že práca často chutí jak blen,</text:span></text:span></text:p>
        <text:p text:style-name="P28"><text:span text:style-name="CharStyle4"><text:span text:style-name="T5">keď znoj a mozo</text:span></text:span><text:span text:style-name="CharStyle4"><text:span text:style-name="T4">ľ</text:span></text:span><text:span text:style-name="CharStyle4"><text:span text:style-name="T5"> zuby stíska.</text:span></text:span></text:p>
        <text:p text:style-name="P13"><text:span text:style-name="CharStyle4"><text:span text:style-name="T5"/></text:span></text:p>
        <text:p text:style-name="P28"><text:span text:style-name="CharStyle4"><text:span text:style-name="T5">Lenže nám, drahí, treba tiež znať </text:span></text:span></text:p>
        <text:p text:style-name="P28"><text:span text:style-name="CharStyle4"><text:span text:style-name="T5">pri vzlete z bied do blaha výšky,</text:span></text:span></text:p>
        <text:p text:style-name="P28"><text:span text:style-name="CharStyle4"><text:span text:style-name="T5">že svoj rast môžme podopierať</text:span></text:span></text:p>
        <text:p text:style-name="P28"><text:span text:style-name="CharStyle4"><text:span text:style-name="T5">len o statočnej práce zisky.</text:span></text:span></text:p>
        <text:p text:style-name="P13"><text:span text:style-name="CharStyle4"><text:span text:style-name="T5"/></text:span></text:p>
        <text:p text:style-name="P28"><text:span text:style-name="CharStyle4"><text:span text:style-name="T5">Bo my vzor nechceme mať v trúdoch</text:span></text:span></text:p>
        <text:p text:style-name="P28"><text:span text:style-name="CharStyle4"><text:span text:style-name="T5">a hoc nás nedostatky jatria,</text:span></text:span></text:p>
        <text:p text:style-name="P28"><text:span text:style-name="CharStyle4"><text:span text:style-name="T5">česť nutká do spĺňania úloh,</text:span></text:span></text:p>
        <text:p text:style-name="P28"><text:span text:style-name="CharStyle4"><text:span text:style-name="T5">by čo d</text:span></text:span><text:span text:style-name="CharStyle4"><text:span text:style-name="T1">n</text:span></text:span><text:span text:style-name="CharStyle4"><text:span text:style-name="T5">es niet, už bolo zajtra.</text:span></text:span></text:p>
        <text:p text:style-name="P13"><text:span text:style-name="CharStyle4"><text:span text:style-name="T5"/></text:span></text:p>
        <text:p text:style-name="P28"><text:span text:style-name="CharStyle4"><text:span text:style-name="T5">Aby tak hojnosť čoraz väčšia</text:span></text:span></text:p>
        <text:p text:style-name="P28"><text:span text:style-name="CharStyle4"><text:span text:style-name="T5">menila osúch na koláče,</text:span></text:span></text:p>
        <text:p text:style-name="P28"><text:span text:style-name="CharStyle4"><text:span text:style-name="T5">haleny v šaty, čo nám svedčia</text:span></text:span></text:p>
        <text:p text:style-name="P28"><text:span text:style-name="CharStyle4"><text:span text:style-name="T5">a skromné chajdy na paláce.</text:span></text:span></text:p>
        <text:p text:style-name="P13"><text:span text:style-name="CharStyle4"><text:span text:style-name="T5"/></text:span></text:p>
        <text:p text:style-name="P28"><text:span text:style-name="CharStyle4"><text:span text:style-name="T5">Aby tak navždy od nás po</text:span></text:span><text:span text:style-name="CharStyle4"><text:span text:style-name="T4">š</text:span></text:span><text:span text:style-name="CharStyle4"><text:span text:style-name="T5">la</text:span></text:span></text:p>
        <text:p text:style-name="P28"><text:span text:style-name="CharStyle4"><text:span text:style-name="T5">tá príslovečná v biede malosť</text:span></text:span></text:p>
        <text:p text:style-name="P28"><text:soft-page-break/><text:span text:style-name="CharStyle4"><text:span text:style-name="T5">a nevracala ani do sna</text:span></text:span></text:p>
        <text:p text:style-name="P28"><text:span text:style-name="CharStyle4"><text:span text:style-name="T5">umele pestovanú slabosť.</text:span></text:span></text:p>
        <text:p text:style-name="P13"><text:span text:style-name="CharStyle4"><text:span text:style-name="T5"/></text:span></text:p>
        <text:p text:style-name="P28"><text:span text:style-name="CharStyle4"><text:span text:style-name="T5">Aby sme boli silní, mocní</text:span></text:span></text:p>
        <text:p text:style-name="P28"><text:span text:style-name="CharStyle4"><text:span text:style-name="T5">i veľkí s bratmi velikými</text:span></text:span></text:p>
        <text:p text:style-name="P28"><text:span text:style-name="CharStyle4"><text:span text:style-name="T5">brániť pred zlými smrtonos</text:span></text:span><text:span text:style-name="CharStyle4"><text:span text:style-name="T8">mi</text:span></text:span></text:p>
        <text:p text:style-name="P28"><text:span text:style-name="CharStyle4"><text:span text:style-name="T5">s mierom aj šťastie domoviny.</text:span></text:span></text:p>
        <text:p text:style-name="P13"><text:span text:style-name="CharStyle4"><text:span text:style-name="T5"/></text:span></text:p>
        <text:p text:style-name="P28"><text:span text:style-name="CharStyle4"><text:span text:style-name="T5">Aby sa skutkom st</text:span></text:span><text:span text:style-name="CharStyle4"><text:span text:style-name="T8">a</text:span></text:span><text:span text:style-name="CharStyle4"><text:span text:style-name="T5">ly túžby</text:span></text:span></text:p>
        <text:p text:style-name="P28"><text:span text:style-name="CharStyle4"><text:span text:style-name="T5">najlepších synov nášho rodu,</text:span></text:span></text:p>
        <text:p text:style-name="P28"><text:span text:style-name="CharStyle4"><text:span text:style-name="T5">ktorým cťou boly pre </text:span></text:span><text:span text:style-name="CharStyle4"><text:span text:style-name="T8">ľ</text:span></text:span><text:span text:style-name="CharStyle4"><text:span text:style-name="T5">ud služby</text:span></text:span></text:p>
        <text:p text:style-name="P28"><text:span text:style-name="CharStyle4"><text:span text:style-name="T5">a život dali za slobodu.</text:span></text:span></text:p>
        <text:p text:style-name="P13"><text:span text:style-name="CharStyle4"><text:span text:style-name="T5"/></text:span></text:p>
        <text:p text:style-name="P28"><text:span text:style-name="CharStyle4"><text:span text:style-name="T5">Aby si takto v zásluh sláve</text:span></text:span></text:p>
        <text:p text:style-name="P28"><text:span text:style-name="CharStyle4"><text:span text:style-name="T5">skvelo sa večne v našom čase</text:span></text:span></text:p>
        <text:p text:style-name="P28"><text:span text:style-name="CharStyle4"><text:span text:style-name="T5">a rástlo vymladnuté, zdravé</text:span></text:span></text:p>
        <text:p text:style-name="P28"><text:span text:style-name="CharStyle4"><text:span text:style-name="T5">a kvitlo v čoraz väčšej kráse —</text:span></text:span></text:p>
        <text:p text:style-name="P28"><text:span text:style-name="CharStyle4"><text:span text:style-name="T5">Slovensko naše!</text:span></text:span></text:p>
        <text:p text:style-name="P5"><text:span text:style-name="CharStyle21"><text:span text:style-name="T5"/></text:span></text:p>
        <text:p text:style-name="P4"><text:span text:style-name="CharStyle32"><text:span text:style-name="T5"/></text:span></text:p>
        <text:p text:style-name="P13"><text:span text:style-name="CharStyle4"><text:span text:style-name="T5">VI</text:span></text:span></text:p>
        <text:p text:style-name="P14"><text:span text:style-name="CharStyle4"><text:span text:style-name="T5"/></text:span></text:p>
        <text:p text:style-name="P13"><text:span text:style-name="CharStyle16"><text:span text:style-name="T5">POTICHU </text:span></text:span><text:span text:style-name="CharStyle16"><text:span text:style-name="T1">I</text:span></text:span><text:span text:style-name="CharStyle16"><text:span text:style-name="T5"> NAHL</text:span></text:span><text:span text:style-name="CharStyle16"><text:span text:style-name="T8">A</text:span></text:span><text:span text:style-name="CharStyle16"><text:span text:style-name="T5">S</text:span></text:span></text:p>
        <text:p text:style-name="P31"><text:span text:style-name="CharStyle9"><text:span text:style-name="T5"/></text:span></text:p>
        <text:p text:style-name="P32"><text:soft-page-break/><text:span text:style-name="CharStyle9"><text:span text:style-name="T5">PRI FONTÁNE</text:span></text:span></text:p>
        <text:p text:style-name="P13"><text:span text:style-name="CharStyle4"><text:span text:style-name="T5"/></text:span></text:p>
        <text:p text:style-name="P28"><text:span text:style-name="CharStyle4"><text:span text:style-name="T5">Prúd smiechu vzlieta slnku do tvári</text:span></text:span></text:p>
        <text:p text:style-name="P28"><text:span text:style-name="CharStyle4"><text:span text:style-name="T5">a slnko perly po pažiti seje.</text:span></text:span></text:p>
        <text:p text:style-name="P29"><text:span text:style-name="CharStyle4"><text:span text:style-name="T1">I</text:span></text:span><text:span text:style-name="CharStyle4"><text:span text:style-name="T5"> tvoje oko sa tu takto smeje</text:span></text:span></text:p>
        <text:p text:style-name="P28"><text:span text:style-name="CharStyle4"><text:span text:style-name="T5">a perla z neho padá do trávy.</text:span></text:span></text:p>
        <text:p text:style-name="P13"><text:span text:style-name="CharStyle4"><text:span text:style-name="T5"/></text:span></text:p>
        <text:p text:style-name="P28"><text:span text:style-name="CharStyle4"><text:span text:style-name="T5">Krása sa s rozkošou vlieva do radosti,</text:span></text:span></text:p>
        <text:p text:style-name="P28"><text:span text:style-name="CharStyle4"><text:span text:style-name="T5">šteboce, spieva, plesá, jasá,</text:span></text:span></text:p>
        <text:p text:style-name="P28"><text:span text:style-name="CharStyle4"><text:span text:style-name="T5">do všetkých farieb oblieka sa</text:span></text:span></text:p>
        <text:p text:style-name="P28"><text:span text:style-name="CharStyle4"><text:span text:style-name="T5">a hosťa nežným dojmom hostí.</text:span></text:span></text:p>
        <text:p text:style-name="P13"><text:span text:style-name="CharStyle4"><text:span text:style-name="T5"/></text:span></text:p>
        <text:p text:style-name="P28"><text:span text:style-name="CharStyle4"><text:span text:style-name="T5">Ko</text:span></text:span><text:span text:style-name="CharStyle4"><text:span text:style-name="T1">ľ</text:span></text:span><text:span text:style-name="CharStyle4"><text:span text:style-name="T5">ko tu pohybu, vzruchu, diania</text:span></text:span></text:p>
        <text:p text:style-name="P28"><text:span text:style-name="CharStyle4"><text:span text:style-name="T5">a predsa miestečko spočinutí.</text:span></text:span></text:p>
        <text:p text:style-name="P29"><text:span text:style-name="CharStyle4"><text:span text:style-name="T5">Koľko tu podnetov myslieť núti</text:span></text:span></text:p>
        <text:p text:style-name="P28"><text:span text:style-name="CharStyle4"><text:span text:style-name="T5">a je to kútik zabúdania.</text:span></text:span></text:p>
        <text:p text:style-name="P5"><text:span text:style-name="CharStyle21"><text:span text:style-name="T9"/></text:span></text:p>
        <text:p text:style-name="P2"><text:span text:style-name="CharStyle22"><text:span text:style-name="T1"/></text:span></text:p>
        <text:p text:style-name="P33"><text:span text:style-name="CharStyle9"><text:span text:style-name="T1">ZA</text:span></text:span><text:span text:style-name="CharStyle9"><text:span text:style-name="T5"> PETR</text:span></text:span><text:span text:style-name="CharStyle9"><text:span text:style-name="T1">OM</text:span></text:span><text:span text:style-name="CharStyle9"><text:span text:style-name="T5"> J</text:span></text:span><text:span text:style-name="CharStyle9"><text:span text:style-name="T1">I</text:span></text:span><text:span text:style-name="CharStyle9"><text:span text:style-name="T4">L</text:span></text:span><text:span text:style-name="CharStyle9"><text:span text:style-name="T5">EMNIC</text:span></text:span><text:span text:style-name="CharStyle9"><text:span text:style-name="T1">K</text:span></text:span><text:span text:style-name="CharStyle9"><text:span text:style-name="T4">Ý</text:span></text:span><text:span text:style-name="CharStyle9"><text:span text:style-name="T5">M</text:span></text:span></text:p>
        <text:p text:style-name="P13"><text:span text:style-name="CharStyle4"><text:span text:style-name="T5"/></text:span></text:p>
        <text:p text:style-name="P28"><text:span text:style-name="CharStyle4"><text:span text:style-name="T5">Niet horšej nutnosti ako uveriť,</text:span></text:span></text:p>
        <text:p text:style-name="P28"><text:span text:style-name="CharStyle4"><text:span text:style-name="T5">niet ťažšej úlohy ako pochopiť,</text:span></text:span></text:p>
        <text:p text:style-name="P28"><text:span text:style-name="CharStyle4"><text:span text:style-name="T5">niet tvrdšej potreby ako domyslieť,</text:span></text:span></text:p>
        <text:p text:style-name="P28"><text:span text:style-name="CharStyle4"><text:span text:style-name="T5">že si nás opustil, že </text:span></text:span><text:span text:style-name="CharStyle4"><text:span text:style-name="T8">Ť</text:span></text:span><text:span text:style-name="CharStyle4"><text:span text:style-name="T5">a už niet.</text:span></text:span></text:p>
        <text:p text:style-name="P13"><text:soft-page-break/><text:span text:style-name="CharStyle4"><text:span text:style-name="T5"/></text:span></text:p>
        <text:p text:style-name="P28"><text:span text:style-name="CharStyle4"><text:span text:style-name="T5">Tvoj odchod predčasný, bojovník, básnik,</text:span></text:span></text:p>
        <text:p text:style-name="P28"><text:span text:style-name="CharStyle4"><text:span text:style-name="T5">kysuckým kopaniciam,</text:span></text:span></text:p>
        <text:p text:style-name="P28"><text:span text:style-name="CharStyle4"><text:span text:style-name="T5">trnavským nivám,</text:span></text:span></text:p>
        <text:p text:style-name="P28"><text:span text:style-name="CharStyle4"><text:span text:style-name="T5">pohronským horám</text:span></text:span></text:p>
        <text:p text:style-name="P28"><text:span text:style-name="CharStyle4"><text:span text:style-name="T5">venč</text:span></text:span><text:span text:style-name="CharStyle4"><text:span text:style-name="T1">í</text:span></text:span><text:span text:style-name="CharStyle4"><text:span text:style-name="T5"> máj slzami, lomí spev na vzlyk.</text:span></text:span></text:p>
        <text:p text:style-name="P13"><text:span text:style-name="CharStyle4"><text:span text:style-name="T5"/></text:span></text:p>
        <text:p text:style-name="P28"><text:span text:style-name="CharStyle4"><text:span text:style-name="T5">Za pracujúcich, čo si im duše formoval,</text:span></text:span></text:p>
        <text:p text:style-name="P28"><text:span text:style-name="CharStyle4"><text:span text:style-name="T5">za súdruhov, ktorým si srdce daroval,</text:span></text:span></text:p>
        <text:p text:style-name="P28"><text:span text:style-name="CharStyle4"><text:span text:style-name="T5">za všetkých, za všetko,</text:span></text:span></text:p>
        <text:p text:style-name="P28"><text:span text:style-name="CharStyle4"><text:span text:style-name="T5">ďakujem Ti, Peter — drahý môj Peťko!</text:span></text:span></text:p>
        <text:p text:style-name="P29"><text:span text:style-name="CharStyle4"><text:span text:style-name="T5">20. mája 1949</text:span></text:span></text:p>
        <text:p text:style-name="P28"><text:span text:style-name="CharStyle4"><text:span text:style-name="T5"/></text:span></text:p>
        <text:p text:style-name="P28"><text:span text:style-name="CharStyle4"><text:span text:style-name="T5"/></text:span></text:p>
        <text:p text:style-name="P28"><text:span text:style-name="CharStyle22"><text:span text:style-name="T5">JIR</text:span></text:span><text:span text:style-name="CharStyle22"><text:span text:style-name="T8">Á</text:span></text:span><text:span text:style-name="CharStyle22"><text:span text:style-name="T5">S</text:span></text:span><text:span text:style-name="CharStyle22"><text:span text:style-name="T1">KO</text:span></text:span><text:span text:style-name="CharStyle22"><text:span text:style-name="T5">V</text:span></text:span><text:span text:style-name="CharStyle22"><text:span text:style-name="T1">I</text:span></text:span></text:p>
        <text:p text:style-name="P13"><text:span text:style-name="CharStyle4"><text:span text:style-name="T5"/></text:span></text:p>
        <text:p text:style-name="P28"><text:span text:style-name="CharStyle4"><text:span text:style-name="T5">Bolo to dávno, v mladosti ešte,</text:span></text:span></text:p>
        <text:p text:style-name="P28"><text:span text:style-name="CharStyle4"><text:span text:style-name="T5">(spomienky, teraz krásu len krieste!)</text:span></text:span></text:p>
        <text:p text:style-name="P28"><text:span text:style-name="CharStyle4"><text:span text:style-name="T5">keď si mi prvý raz um i srdce viedol</text:span></text:span></text:p>
        <text:p text:style-name="P28"><text:span text:style-name="CharStyle4"><text:span text:style-name="T5">vedeckým umením, umeleckou vedou</text:span></text:span></text:p>
        <text:p text:style-name="P28"><text:span text:style-name="CharStyle4"><text:span text:style-name="T5">po slávnej husitskej histórii —</text:span></text:span></text:p>
        <text:p text:style-name="P28"><text:span text:style-name="CharStyle4"><text:span text:style-name="T5">môj majster milý.</text:span></text:span></text:p>
        <text:p text:style-name="P28"><text:span text:style-name="CharStyle4"><text:span text:style-name="T5"/></text:span></text:p>
        <text:p text:style-name="P29"><text:span text:style-name="CharStyle4"><text:span text:style-name="T5">Odvtedy učím sa z Tvojich diel poznávať</text:span></text:span><text:span text:style-name="CharStyle4"><text:span text:style-name="T1">,</text:span></text:span></text:p>
        <text:p text:style-name="P28"><text:soft-page-break/><text:span text:style-name="CharStyle4"><text:span text:style-name="T5">že právom možno je bezpráviu stavať hať,</text:span></text:span></text:p>
        <text:p text:style-name="P28"><text:span text:style-name="CharStyle4"><text:span text:style-name="T5">že máme po otcoch pokrok v tradícii,</text:span></text:span></text:p>
        <text:p text:style-name="P28"><text:span text:style-name="CharStyle4"><text:span text:style-name="T5">že svornosť s ideou znásobujú sily,</text:span></text:span></text:p>
        <text:p text:style-name="P28"><text:span text:style-name="CharStyle4"><text:span text:style-name="T5">že veľkým vie byť i národ malý —</text:span></text:span></text:p>
        <text:p text:style-name="P28"><text:span text:style-name="CharStyle4"><text:span text:style-name="T5">môj majster drahý.</text:span></text:span></text:p>
        <text:p text:style-name="P13"><text:span text:style-name="CharStyle4"><text:span text:style-name="T5"/></text:span></text:p>
        <text:p text:style-name="P28"><text:span text:style-name="CharStyle4"><text:span text:style-name="T5">Od tých čias učím sa od Teba milovať</text:span></text:span></text:p>
        <text:p text:style-name="P28"><text:span text:style-name="CharStyle4"><text:span text:style-name="T5">nádhernú našu vlasť, spoločnú našu mať,</text:span></text:span></text:p>
        <text:p text:style-name="P28"><text:span text:style-name="CharStyle4"><text:span text:style-name="T5">poklady prírody s dielom rúk a umu,</text:span></text:span></text:p>
        <text:p text:style-name="P28"><text:span text:style-name="CharStyle4"><text:span text:style-name="T5">čo tvoria súzvuk krás tvarov, farieb, šumu</text:span></text:span></text:p>
        <text:p text:style-name="P28"><text:span text:style-name="CharStyle4"><text:span text:style-name="T5">pre život, ktorý už komunizmus básni —</text:span></text:span></text:p>
        <text:p text:style-name="P28"><text:span text:style-name="CharStyle4"><text:span text:style-name="T5">môj majster vzácny.</text:span></text:span></text:p>
        <text:p text:style-name="P13"><text:span text:style-name="CharStyle4"><text:span text:style-name="T5"/></text:span></text:p>
        <text:p text:style-name="P28"><text:span text:style-name="CharStyle4"><text:span text:style-name="T5">Od tých chvíľ doteraz učíš ma bojovať</text:span></text:span></text:p>
        <text:p text:style-name="P28"><text:span text:style-name="CharStyle4"><text:span text:style-name="T5">a popri láske aj nenávisť v srdci mať,</text:span></text:span></text:p>
        <text:p text:style-name="P28"><text:span text:style-name="CharStyle4"><text:span text:style-name="T5">na temno osvety používať zbrane,</text:span></text:span></text:p>
        <text:p text:style-name="P29"><text:span text:style-name="CharStyle4"><text:span text:style-name="T5">na množstvo nehľadieť v protivníkov strane</text:span></text:span></text:p>
        <text:p text:style-name="P28"><text:span text:style-name="CharStyle4"><text:span text:style-name="T5">a z boja nebrať si dovolenky —</text:span></text:span></text:p>
        <text:p text:style-name="P28"><text:span text:style-name="CharStyle4"><text:span text:style-name="T5">môj majster veľký.</text:span></text:span></text:p>
        <text:p text:style-name="P13"><text:span text:style-name="CharStyle4"><text:span text:style-name="T5"/></text:span></text:p>
        <text:p text:style-name="P28"><text:span text:style-name="CharStyle4"><text:span text:style-name="T5">Nuž mám Ti za čo vďačným byť navždy,</text:span></text:span></text:p>
        <text:p text:style-name="P28"><text:span text:style-name="CharStyle4"><text:span text:style-name="T5">vzor Tvojich skutkov život mi krášli,</text:span></text:span></text:p>
        <text:p text:style-name="P28"><text:span text:style-name="CharStyle4"><text:span text:style-name="T5">plamenné myšlienky métu o</text:span></text:span><text:span text:style-name="CharStyle4"><text:span text:style-name="T1">sv</text:span></text:span><text:span text:style-name="CharStyle4"><text:span text:style-name="T5">ietily,</text:span></text:span></text:p>
        <text:p text:style-name="P28"><text:span text:style-name="CharStyle4"><text:span text:style-name="T5">statočnosť zmnožila vôľu, chuť i sily</text:span></text:span></text:p>
        <text:p text:style-name="P28"><text:soft-page-break/><text:span text:style-name="CharStyle4"><text:span text:style-name="T5">a pevný charakter štít cti dal mi —</text:span></text:span></text:p>
        <text:p text:style-name="P28"><text:span text:style-name="CharStyle4"><text:span text:style-name="T5">môj majster slávny!</text:span></text:span></text:p>
        <text:p text:style-name="P31"><text:span text:style-name="CharStyle9"><text:span text:style-name="T5"/></text:span></text:p>
        <text:p text:style-name="P32"><text:span text:style-name="CharStyle9"><text:span text:style-name="T5"/></text:span></text:p>
        <text:p text:style-name="P32"><text:span text:style-name="CharStyle9"><text:span text:style-name="T5">K</text:span></text:span><text:span text:style-name="CharStyle9"><text:span text:style-name="T1">Ó</text:span></text:span><text:span text:style-name="CharStyle9"><text:span text:style-name="T5">REA </text:span></text:span><text:span text:style-name="CharStyle9"><text:span text:style-name="T1">O</text:span></text:span><text:span text:style-name="CharStyle9"><text:span text:style-name="T5"> POMSTU VOLÁ</text:span></text:span></text:p>
        <text:p text:style-name="P13"><text:span text:style-name="CharStyle4"><text:span text:style-name="T5"/></text:span></text:p>
        <text:p text:style-name="P28"><text:span text:style-name="CharStyle4"><text:span text:style-name="T5">Keď má</text:span></text:span><text:span text:style-name="CharStyle4"><text:span text:style-name="T8">rn</text:span></text:span><text:span text:style-name="CharStyle4"><text:span text:style-name="T5">e čakal úspech od žoldnierskych</text:span></text:span></text:p>
        <text:p text:style-name="P28"><text:span text:style-name="CharStyle4"><text:span text:style-name="T5">šíkov,</text:span></text:span></text:p>
        <text:p text:style-name="P28"><text:span text:style-name="CharStyle4"><text:span text:style-name="T5">čo majú zbrane požehnané vatikánskym</text:span></text:span></text:p>
        <text:p text:style-name="P28"><text:span text:style-name="CharStyle4"><text:span text:style-name="T5">krížom —</text:span></text:span></text:p>
        <text:p text:style-name="P28"><text:span text:style-name="CharStyle4"><text:span text:style-name="T5">hmyz dolárových príživníko</text:span></text:span></text:p>
        <text:p text:style-name="P28"><text:span text:style-name="CharStyle4"><text:span text:style-name="T5"><text:s/>spojil sa s cudzopasným hmyzom</text:span></text:span></text:p>
        <text:p text:style-name="P28"><text:span text:style-name="CharStyle4"><text:span text:style-name="T5">zbabelo vraždiť hrdinský ľud Slnečnej krajiny</text:span></text:span></text:p>
        <text:p text:style-name="P28"><text:span text:style-name="CharStyle4"><text:span text:style-name="T5">a baktériám dať si dobyť víťazstva vavríny.</text:span></text:span></text:p>
        <text:p text:style-name="P13"><text:span text:style-name="CharStyle4"><text:span text:style-name="T5"/></text:span></text:p>
        <text:p text:style-name="P28"><text:span text:style-name="CharStyle4"><text:span text:style-name="T5">Ach, jak je hnusný ten ich spôsob života,</text:span></text:span></text:p>
        <text:p text:style-name="P28"><text:span text:style-name="CharStyle4"><text:span text:style-name="T5">bez hanby, bez citu, bezo cti,</text:span></text:span></text:p>
        <text:p text:style-name="P28"><text:span text:style-name="CharStyle4"><text:span text:style-name="T5">kde iba zlata cveng sa v srdciach chichotá</text:span></text:span></text:p>
        <text:p text:style-name="P28"><text:span text:style-name="CharStyle4"><text:span text:style-name="T5">a v mozgoch liahnu sa len zmije podlosti!</text:span></text:span></text:p>
        <text:p text:style-name="P13"><text:span text:style-name="CharStyle4"><text:span text:style-name="T5"/></text:span></text:p>
        <text:p text:style-name="P28"><text:span text:style-name="CharStyle4"><text:span text:style-name="T5">Volám vás, ľudskí ľudia všetkých sveta končín,</text:span></text:span></text:p>
        <text:p text:style-name="P28"><text:span text:style-name="CharStyle4"><text:span text:style-name="T5">volám vás v mene života, čo je smrtonosmi</text:span></text:span></text:p>
        <text:p text:style-name="P30"><text:span text:style-name="CharStyle4"><text:span text:style-name="T5">všade ohrozený,</text:span></text:span></text:p>
        <text:p text:style-name="P30"><text:span text:style-name="CharStyle4"><text:span text:style-name="T5">zabráňme ďalej páchať beštiálny zločin,</text:span></text:span></text:p>
        <text:p text:style-name="P30"><text:soft-page-break/><text:span text:style-name="CharStyle4"><text:span text:style-name="T1">z</text:span></text:span><text:span text:style-name="CharStyle4"><text:span text:style-name="T5">achrá</text:span></text:span><text:span text:style-name="CharStyle4"><text:span text:style-name="T1">ň</text:span></text:span><text:span text:style-name="CharStyle4"><text:span text:style-name="T5">me starcov, deti, ženy —</text:span></text:span></text:p>
        <text:p text:style-name="P30"><text:span text:style-name="CharStyle4"><text:span text:style-name="T5">nech sa už spravodlivosť s neprávosťou poráta</text:span></text:span></text:p>
        <text:p text:style-name="P30"><text:span text:style-name="CharStyle4"><text:span text:style-name="T5">a podlých vývrheľov stihne zaslúžená odplata!</text:span></text:span></text:p>
        <text:p text:style-name="P5"><text:span text:style-name="CharStyle42"><text:span text:style-name="T5"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icrosoft Sans Serif" svg:font-family="'Microsoft Sans Serif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loext:opacity="100%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kladný_20_text" style:display-name="Základný text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1" style:display-name="Záhlavie #1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5_29_" style:display-name="Základný text (5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Iné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6_29_" style:display-name="Základný text (6)" style:family="paragraph" style:master-page-name="">
      <loext:graphic-properties draw:fill="none" draw:fill-color="#729fcf"/>
      <style:paragraph-properties fo:text-align="end" style:justify-single-word="false" style:page-number="auto" fo:background-color="transparent"/>
      <style:text-properties fo:font-variant="small-caps"/>
    </style:style>
    <style:style style:name="Obsah" style:family="paragraph" style:master-page-name="">
      <loext:graphic-properties draw:fill="none" draw:fill-color="#729fcf"/>
      <style:paragraph-properties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loext:opacity="100%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loext:opacity="100%" style:text-underline-style="solid" style:text-underline-width="auto" style:text-underline-color="font-color"/>
    </style:style>
    <style:style style:name="CharStyle4" style:family="text" style:parent-style-name="DefaultFontStyle"/>
    <style:style style:name="CharStyle5" style:family="text" style:parent-style-name="CharStyle4">
      <style:text-properties fo:color="#000000" loext:opacity="100%" fo:language="sk" fo:country="SK" style:language-asian="sk" style:country-asian="SK" style:language-complex="sk" style:country-complex="SK"/>
    </style:style>
    <style:style style:name="CharStyle7" style:family="text" style:parent-style-name="DefaultFontStyle"/>
    <style:style style:name="CharStyle9" style:family="text" style:parent-style-name="DefaultFontStyle"/>
    <style:style style:name="CharStyle10" style:family="text" style:parent-style-name="CharStyle9">
      <style:text-properties fo:color="#000000" loext:opacity="100%" fo:language="sk" fo:country="SK" style:language-asian="sk" style:country-asian="SK" style:language-complex="sk" style:country-complex="SK"/>
    </style:style>
    <style:style style:name="CharStyle12" style:family="text" style:parent-style-name="DefaultFontStyle"/>
    <style:style style:name="CharStyle14" style:family="text" style:parent-style-name="DefaultFontStyle"/>
    <style:style style:name="CharStyle15" style:family="text" style:parent-style-name="CharStyle4">
      <style:text-properties fo:color="#000000" loext:opacity="100%" fo:language="sk" fo:country="SK" style:language-asian="sk" style:country-asian="SK" style:language-complex="sk" style:country-complex="SK"/>
    </style:style>
    <style:style style:name="CharStyle16" style:family="text" style:parent-style-name="CharStyle4">
      <style:text-properties fo:color="#000000" loext:opacity="100%" fo:language="sk" fo:country="SK" style:language-asian="sk" style:country-asian="SK" style:language-complex="sk" style:country-complex="SK"/>
    </style:style>
    <style:style style:name="CharStyle18" style:family="text" style:parent-style-name="DefaultFontStyle"/>
    <style:style style:name="CharStyle19" style:family="text" style:parent-style-name="CharStyle18">
      <style:text-properties fo:color="#000000" loext:opacity="100%" fo:language="sk" fo:country="SK" style:language-asian="sk" style:country-asian="SK" style:language-complex="sk" style:country-complex="SK"/>
    </style:style>
    <style:style style:name="CharStyle21" style:family="text" style:parent-style-name="DefaultFontStyle"/>
    <style:style style:name="CharStyle22" style:family="text" style:parent-style-name="CharStyle14">
      <style:text-properties fo:color="#000000" loext:opacity="100%" fo:language="sk" fo:country="SK" style:language-asian="sk" style:country-asian="SK" style:language-complex="sk" style:country-complex="SK"/>
    </style:style>
    <style:style style:name="CharStyle23" style:family="text" style:parent-style-name="CharStyle4">
      <style:text-properties fo:color="#000000" loext:opacity="100%" fo:language="sk" fo:country="SK" style:language-asian="sk" style:country-asian="SK" style:language-complex="sk" style:country-complex="SK"/>
    </style:style>
    <style:style style:name="CharStyle24" style:family="text" style:parent-style-name="CharStyle14">
      <style:text-properties fo:color="#000000" loext:opacity="100%" fo:language="sk" fo:country="SK" style:language-asian="sk" style:country-asian="SK" style:language-complex="sk" style:country-complex="SK"/>
    </style:style>
    <style:style style:name="CharStyle26" style:family="text" style:parent-style-name="DefaultFontStyle"/>
    <style:style style:name="CharStyle27" style:family="text" style:parent-style-name="CharStyle18">
      <style:text-properties fo:color="#000000" loext:opacity="100%" fo:language="sk" fo:country="SK" style:language-asian="sk" style:country-asian="SK" style:language-complex="sk" style:country-complex="SK"/>
    </style:style>
    <style:style style:name="CharStyle28" style:family="text" style:parent-style-name="CharStyle21">
      <style:text-properties fo:color="#000000" loext:opacity="100%" fo:language="sk" fo:country="SK" style:language-asian="sk" style:country-asian="SK" style:language-complex="sk" style:country-complex="SK"/>
    </style:style>
    <style:style style:name="CharStyle29" style:family="text" style:parent-style-name="CharStyle18">
      <style:text-properties fo:color="#000000" loext:opacity="100%" fo:language="sk" fo:country="SK" style:language-asian="sk" style:country-asian="SK" style:language-complex="sk" style:country-complex="SK"/>
    </style:style>
    <style:style style:name="CharStyle30" style:family="text" style:parent-style-name="CharStyle21">
      <style:text-properties fo:color="#000000" loext:opacity="100%" fo:language="sk" fo:country="SK" style:language-asian="sk" style:country-asian="SK" style:language-complex="sk" style:country-complex="SK"/>
    </style:style>
    <style:style style:name="CharStyle32" style:family="text" style:parent-style-name="DefaultFontStyle"/>
    <style:style style:name="CharStyle33" style:family="text" style:parent-style-name="CharStyle18">
      <style:text-properties fo:color="#000000" loext:opacity="100%" fo:language="sk" fo:country="SK" style:language-asian="sk" style:country-asian="SK" style:language-complex="sk" style:country-complex="SK"/>
    </style:style>
    <style:style style:name="CharStyle34" style:family="text" style:parent-style-name="CharStyle21">
      <style:text-properties fo:color="#000000" loext:opacity="100%" fo:language="sk" fo:country="SK" style:language-asian="sk" style:country-asian="SK" style:language-complex="sk" style:country-complex="SK"/>
    </style:style>
    <style:style style:name="CharStyle36" style:family="text" style:parent-style-name="DefaultFontStyle">
      <style:text-properties fo:font-variant="small-caps"/>
    </style:style>
    <style:style style:name="CharStyle38" style:family="text" style:parent-style-name="DefaultFontStyle"/>
    <style:style style:name="CharStyle39" style:family="text" style:parent-style-name="CharStyle38">
      <style:text-properties fo:font-variant="small-caps" fo:color="#000000" loext:opacity="100%" fo:language="sk" fo:country="SK" style:language-asian="sk" style:country-asian="SK" style:language-complex="sk" style:country-complex="SK"/>
    </style:style>
    <style:style style:name="CharStyle40" style:family="text" style:parent-style-name="CharStyle38">
      <style:text-properties fo:color="#000000" loext:opacity="100%" fo:language="sk" fo:country="SK" style:language-asian="sk" style:country-asian="SK" style:language-complex="sk" style:country-complex="SK"/>
    </style:style>
    <style:style style:name="CharStyle41" style:family="text" style:parent-style-name="CharStyle38">
      <style:text-properties fo:color="#000000" loext:opacity="100%" fo:language="sk" fo:country="SK" style:language-asian="sk" style:country-asian="SK" style:language-complex="sk" style:country-complex="SK"/>
    </style:style>
    <style:style style:name="CharStyle42" style:family="text" style:parent-style-name="CharStyle9">
      <style:text-properties fo:color="#000000" loext:opacity="100%" fo:language="sk" fo:country="SK" style:language-asian="sk" style:country-asian="SK" style:language-complex="sk" style:country-complex="SK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0.14cm" fo:page-height="21.788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953cm" fo:margin-left="0cm" fo:margin-right="0cm" fo:margin-top="0.953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PageStyle0" style:page-layout-name="Mpm2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minolta_c322111109260</dc:title>
    <dc:subject/>
    <meta:initial-creator/>
    <meta:keyword/>
    <dc:date>2022-11-11T13:44:13.534000000</dc:date>
    <meta:editing-duration>PT29M15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33" meta:paragraph-count="593" meta:word-count="3007" meta:character-count="16945" meta:non-whitespace-character-count="14502"/>
  </office:meta>
</office:document-meta>
</file>